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2.363cm" fo:margin-left="0.185cm" fo:margin-top="0cm" fo:margin-bottom="0cm" table:align="left" style:writing-mode="lr-tb"/>
    </style:style>
    <style:style style:name="Table1.A" style:family="table-column">
      <style:table-column-properties style:column-width="5.166cm"/>
    </style:style>
    <style:style style:name="Table1.B" style:family="table-column">
      <style:table-column-properties style:column-width="7.01cm"/>
    </style:style>
    <style:style style:name="Table1.C" style:family="table-column">
      <style:table-column-properties style:column-width="0.187cm"/>
    </style:style>
    <style:style style:name="Table1.1" style:family="table-row">
      <style:table-row-properties style:min-row-height="0.358cm" fo:keep-together="auto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0.422cm" fo:keep-together="auto"/>
    </style:style>
    <style:style style:name="P1" style:family="paragraph" style:parent-style-name="Standard">
      <style:paragraph-properties fo:margin-left="0cm" fo:margin-right="1.713cm" fo:margin-top="0cm" fo:margin-bottom="0cm" loext:contextual-spacing="false" fo:line-height="108%" fo:text-align="center" style:justify-single-word="false" fo:text-indent="0cm" style:auto-text-indent="false"/>
    </style:style>
    <style:style style:name="P2" style:family="paragraph" style:parent-style-name="Standard">
      <style:paragraph-properties fo:margin-left="0cm" fo:margin-right="1.713cm" fo:margin-top="0cm" fo:margin-bottom="0cm" loext:contextual-spacing="false" fo:line-height="108%" fo:text-align="center" style:justify-single-word="false" fo:text-indent="0cm" style:auto-text-indent="false"/>
      <style:text-properties fo:color="#000000" style:font-name="Liberation Mono" fo:font-size="15pt" style:font-size-asian="15pt" style:font-size-complex="15pt"/>
    </style:style>
    <style:style style:name="P3" style:family="paragraph" style:parent-style-name="Standard">
      <style:paragraph-properties fo:margin-left="0cm" fo:margin-right="1.713cm" fo:margin-top="0cm" fo:margin-bottom="0cm" loext:contextual-spacing="false" fo:line-height="108%" fo:text-align="center" style:justify-single-word="false" fo:text-indent="0cm" style:auto-text-indent="false"/>
      <style:text-properties fo:color="#000000" style:font-name="Liberation Mono"/>
    </style:style>
    <style:style style:name="P4" style:family="paragraph" style:parent-style-name="Standard">
      <style:paragraph-properties fo:margin-left="0cm" fo:margin-right="1.713cm" fo:margin-top="0cm" fo:margin-bottom="0cm" loext:contextual-spacing="false" fo:line-height="108%" fo:text-align="start" style:justify-single-word="false" fo:text-indent="0cm" style:auto-text-indent="false"/>
      <style:text-properties fo:color="#000000" style:font-name="Liberation Mono" fo:font-size="14pt" style:font-size-asian="14pt" style:font-size-complex="14pt"/>
    </style:style>
    <style:style style:name="P5" style:family="paragraph" style:parent-style-name="Standard">
      <style:paragraph-properties fo:margin-left="0cm" fo:margin-right="1.713cm" fo:margin-top="0cm" fo:margin-bottom="0cm" loext:contextual-spacing="false" fo:line-height="108%" fo:text-align="start" style:justify-single-word="false" fo:text-indent="0cm" style:auto-text-indent="false"/>
      <style:text-properties fo:color="#000000" style:font-name="Liberation Mono" fo:font-size="14pt" officeooo:rsid="0018a36b" officeooo:paragraph-rsid="0018a36b" style:font-size-asian="14pt" style:font-size-complex="14pt"/>
    </style:style>
    <style:style style:name="P6" style:family="paragraph" style:parent-style-name="Standard">
      <style:paragraph-properties fo:margin-left="0cm" fo:margin-right="1.713cm" fo:margin-top="0cm" fo:margin-bottom="0cm" loext:contextual-spacing="false" fo:line-height="108%" fo:text-align="start" style:justify-single-word="false" fo:text-indent="0cm" style:auto-text-indent="false"/>
      <style:text-properties fo:color="#000000" style:font-name="Liberation Mono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master-page-name="Standard">
      <style:paragraph-properties fo:margin-left="0cm" fo:margin-right="1.713cm" fo:margin-top="0cm" fo:margin-bottom="0cm" loext:contextual-spacing="false" fo:line-height="108%" fo:text-align="center" style:justify-single-word="false" fo:text-indent="0cm" style:auto-text-indent="false" style:page-number="auto"/>
      <style:text-properties fo:color="#000000" style:font-name="Liberation Mono" fo:font-size="15pt" style:font-size-asian="15pt" style:font-size-complex="15pt"/>
    </style:style>
    <style:style style:name="P8" style:family="paragraph" style:parent-style-name="Standard">
      <style:paragraph-properties fo:margin-left="0cm" fo:margin-right="1.713cm" fo:margin-top="0cm" fo:margin-bottom="0cm" loext:contextual-spacing="false" fo:line-height="108%" fo:text-align="center" style:justify-single-word="false" fo:text-indent="0cm" style:auto-text-indent="false" fo:padding-left="0cm" fo:padding-right="0cm" fo:padding-top="0cm" fo:padding-bottom="0.074cm" fo:border-left="none" fo:border-right="none" fo:border-top="none" fo:border-bottom="0.06pt solid #000000" style:join-border="false"/>
      <style:text-properties fo:color="#000000" style:font-name="Liberation Mono" fo:font-size="15pt" style:font-size-asian="15pt" style:font-size-complex="15pt"/>
    </style:style>
    <style:style style:name="P9" style:family="paragraph" style:parent-style-name="Standard">
      <style:paragraph-properties fo:margin-left="-0.009cm" fo:margin-right="0.4cm" fo:margin-top="0cm" fo:margin-bottom="0.203cm" loext:contextual-spacing="false" fo:line-height="103%" fo:text-indent="-0.018cm" style:auto-text-indent="false"/>
      <style:text-properties fo:color="#000000" style:font-name="Liberation Mono" officeooo:rsid="0018a36b" officeooo:paragraph-rsid="0018a36b"/>
    </style:style>
    <style:style style:name="P10" style:family="paragraph" style:parent-style-name="Standard">
      <style:paragraph-properties fo:margin-left="-0.009cm" fo:margin-right="0.4cm" fo:margin-top="0cm" fo:margin-bottom="0.552cm" loext:contextual-spacing="false" fo:line-height="103%" fo:text-indent="-0.018cm" style:auto-text-indent="false"/>
      <style:text-properties fo:color="#000000" style:font-name="Liberation Mono" fo:font-size="15pt" style:font-size-asian="15pt" style:font-size-complex="15pt"/>
    </style:style>
    <style:style style:name="P11" style:family="paragraph" style:parent-style-name="Standard">
      <style:paragraph-properties fo:margin-left="-0.009cm" fo:margin-right="0cm" fo:margin-top="0cm" fo:margin-bottom="0.037cm" loext:contextual-spacing="false" fo:line-height="108%" fo:text-indent="-0.018cm" style:auto-text-indent="false"/>
      <style:text-properties fo:color="#000000" style:font-name="Liberation Mono"/>
    </style:style>
    <style:style style:name="P12" style:family="paragraph" style:parent-style-name="Standard">
      <style:paragraph-properties fo:margin-left="-0.009cm" fo:margin-right="0cm" fo:margin-top="0cm" fo:margin-bottom="0.388cm" loext:contextual-spacing="false" fo:line-height="108%" fo:text-indent="-0.018cm" style:auto-text-indent="false"/>
      <style:text-properties fo:color="#000000" style:font-name="Liberation Mono"/>
    </style:style>
    <style:style style:name="P13" style:family="paragraph" style:parent-style-name="Standard">
      <style:paragraph-properties fo:margin-left="-0.009cm" fo:margin-right="0cm" fo:margin-top="0cm" fo:margin-bottom="0cm" loext:contextual-spacing="false" fo:line-height="112%" fo:text-indent="-0.018cm" style:auto-text-indent="false"/>
      <style:text-properties fo:color="#000000" style:font-name="Liberation Mono"/>
    </style:style>
    <style:style style:name="P14" style:family="paragraph" style:parent-style-name="Standard">
      <style:paragraph-properties fo:margin-left="-0.009cm" fo:margin-right="13.286cm" fo:margin-top="0cm" fo:margin-bottom="0.018cm" loext:contextual-spacing="false" fo:line-height="103%" fo:text-indent="-0.018cm" style:auto-text-indent="false"/>
      <style:text-properties fo:color="#000000" style:font-name="Liberation Mono"/>
    </style:style>
    <style:style style:name="P15" style:family="paragraph" style:parent-style-name="Standard">
      <style:paragraph-properties fo:margin-left="-0.009cm" fo:margin-right="13.286cm" fo:margin-top="0cm" fo:margin-bottom="0.476cm" loext:contextual-spacing="false" fo:line-height="103%" fo:text-indent="-0.018cm" style:auto-text-indent="false"/>
      <style:text-properties fo:color="#000000" style:font-name="Liberation Mono"/>
    </style:style>
    <style:style style:name="P16" style:family="paragraph" style:parent-style-name="Standard">
      <style:paragraph-properties fo:margin-left="0.018cm" fo:margin-right="11.966cm" fo:text-indent="-0.018cm" style:auto-text-indent="false"/>
      <style:text-properties fo:color="#000000" style:font-name="Liberation Mono"/>
    </style:style>
    <style:style style:name="P17" style:family="paragraph" style:parent-style-name="Standard">
      <style:paragraph-properties fo:margin-left="0.737cm" fo:margin-right="13.654cm" fo:text-indent="-0.737cm" style:auto-text-indent="false"/>
      <style:text-properties fo:color="#000000" style:font-name="Liberation Mono"/>
    </style:style>
    <style:style style:name="P18" style:family="paragraph" style:parent-style-name="Standard">
      <style:paragraph-properties fo:margin-left="0.018cm" fo:margin-right="4.586cm" fo:margin-top="0cm" fo:margin-bottom="0.445cm" loext:contextual-spacing="false" fo:text-indent="-0.018cm" style:auto-text-indent="false"/>
      <style:text-properties fo:color="#000000" style:font-name="Liberation Mono"/>
    </style:style>
    <style:style style:name="P19" style:family="paragraph" style:parent-style-name="Standard">
      <style:paragraph-properties fo:margin-left="0.018cm" fo:margin-right="4.586cm" fo:text-indent="-0.018cm" style:auto-text-indent="false"/>
      <style:text-properties fo:color="#000000" style:font-name="Liberation Mono"/>
    </style:style>
    <style:style style:name="P20" style:family="paragraph" style:parent-style-name="Standard">
      <style:paragraph-properties fo:margin-left="0.018cm" fo:margin-right="4.586cm" fo:margin-top="0cm" fo:margin-bottom="0.437cm" loext:contextual-spacing="false" fo:text-indent="-0.018cm" style:auto-text-indent="false"/>
      <style:text-properties fo:color="#000000" style:font-name="Liberation Mono"/>
    </style:style>
    <style:style style:name="P21" style:family="paragraph" style:parent-style-name="Standard">
      <style:paragraph-properties fo:margin-left="0.018cm" fo:margin-right="4.586cm" fo:margin-top="0cm" fo:margin-bottom="0.164cm" loext:contextual-spacing="false" fo:text-indent="-0.018cm" style:auto-text-indent="false"/>
      <style:text-properties fo:color="#000000" style:font-name="Liberation Mono"/>
    </style:style>
    <style:style style:name="P22" style:family="paragraph" style:parent-style-name="Standard">
      <style:paragraph-properties fo:margin-left="-0.009cm" fo:margin-right="10.148cm" fo:margin-top="0cm" fo:margin-bottom="0.437cm" loext:contextual-spacing="false" fo:line-height="112%" fo:text-indent="-0.018cm" style:auto-text-indent="false"/>
      <style:text-properties fo:color="#000000" style:font-name="Liberation Mono"/>
    </style:style>
    <style:style style:name="P23" style:family="paragraph" style:parent-style-name="Standard">
      <style:paragraph-properties fo:margin-left="0.737cm" fo:margin-right="14.392cm" fo:text-indent="-0.737cm" style:auto-text-indent="false"/>
      <style:text-properties fo:color="#000000" style:font-name="Liberation Mono"/>
    </style:style>
    <style:style style:name="P24" style:family="paragraph" style:parent-style-name="Standard">
      <style:paragraph-properties fo:margin-left="0cm" fo:margin-right="10.702cm" fo:margin-top="0cm" fo:margin-bottom="0.437cm" loext:contextual-spacing="false" fo:text-indent="0.737cm" style:auto-text-indent="false"/>
      <style:text-properties fo:color="#000000" style:font-name="Liberation Mono"/>
    </style:style>
    <style:style style:name="P25" style:family="paragraph" style:parent-style-name="Standard">
      <style:paragraph-properties fo:margin-left="0.018cm" fo:margin-right="7.749cm" fo:margin-top="0cm" fo:margin-bottom="0.437cm" loext:contextual-spacing="false" fo:text-indent="-0.018cm" style:auto-text-indent="false"/>
      <style:text-properties fo:color="#000000" style:font-name="Liberation Mono"/>
    </style:style>
    <style:style style:name="P26" style:family="paragraph" style:parent-style-name="Standard">
      <style:paragraph-properties fo:margin-left="0.737cm" fo:margin-right="12.917cm" fo:margin-top="0cm" fo:margin-bottom="0.439cm" loext:contextual-spacing="false" fo:text-indent="-0.737cm" style:auto-text-indent="false"/>
      <style:text-properties fo:color="#000000" style:font-name="Liberation Mono"/>
    </style:style>
    <style:style style:name="P27" style:family="paragraph" style:parent-style-name="Standard">
      <style:paragraph-properties fo:margin-left="0.755cm" fo:margin-right="4.586cm" fo:text-indent="-0.018cm" style:auto-text-indent="false"/>
      <style:text-properties fo:color="#000000" style:font-name="Liberation Mono"/>
    </style:style>
    <style:style style:name="P28" style:family="paragraph" style:parent-style-name="Standard">
      <style:paragraph-properties fo:margin-left="0.755cm" fo:margin-right="4.586cm" fo:margin-top="0cm" fo:margin-bottom="0.437cm" loext:contextual-spacing="false" fo:text-indent="-0.018cm" style:auto-text-indent="false"/>
      <style:text-properties fo:color="#000000" style:font-name="Liberation Mono"/>
    </style:style>
    <style:style style:name="P29" style:family="paragraph" style:parent-style-name="Standard">
      <style:paragraph-properties fo:margin-left="1.494cm" fo:margin-right="4.586cm" fo:margin-top="0cm" fo:margin-bottom="0.372cm" loext:contextual-spacing="false" fo:text-indent="-0.018cm" style:auto-text-indent="false"/>
      <style:text-properties fo:color="#000000" style:font-name="Liberation Mono"/>
    </style:style>
    <style:style style:name="P30" style:family="paragraph" style:parent-style-name="Standard">
      <style:paragraph-properties fo:margin-left="1.494cm" fo:margin-right="4.586cm" fo:text-indent="-0.018cm" style:auto-text-indent="false"/>
      <style:text-properties fo:color="#000000" style:font-name="Liberation Mono"/>
    </style:style>
    <style:style style:name="P31" style:family="paragraph" style:parent-style-name="Standard">
      <style:paragraph-properties fo:margin-left="1.494cm" fo:margin-right="4.586cm" fo:margin-top="0cm" fo:margin-bottom="0.437cm" loext:contextual-spacing="false" fo:text-indent="-0.018cm" style:auto-text-indent="false"/>
      <style:text-properties fo:color="#000000" style:font-name="Liberation Mono"/>
    </style:style>
    <style:style style:name="P32" style:family="paragraph" style:parent-style-name="Standard">
      <style:paragraph-properties fo:margin-left="0.755cm" fo:margin-right="11.255cm" fo:margin-top="0cm" fo:margin-bottom="0.446cm" loext:contextual-spacing="false" fo:text-indent="-0.018cm" style:auto-text-indent="false"/>
      <style:text-properties fo:color="#000000" style:font-name="Liberation Mono"/>
    </style:style>
    <style:style style:name="P33" style:family="paragraph" style:parent-style-name="Standard">
      <style:paragraph-properties fo:margin-left="0.755cm" fo:margin-right="11.966cm" fo:text-indent="-0.018cm" style:auto-text-indent="false"/>
      <style:text-properties fo:color="#000000" style:font-name="Liberation Mono"/>
    </style:style>
    <style:style style:name="P34" style:family="paragraph" style:parent-style-name="Standard">
      <style:paragraph-properties fo:margin-left="1.466cm" fo:margin-right="7.197cm" fo:margin-top="0cm" fo:margin-bottom="0.482cm" loext:contextual-spacing="false" fo:line-height="103%" fo:text-indent="-0.755cm" style:auto-text-indent="false"/>
      <style:text-properties fo:color="#000000" style:font-name="Liberation Mono"/>
    </style:style>
    <style:style style:name="P35" style:family="paragraph" style:parent-style-name="Standard">
      <style:paragraph-properties fo:margin-left="1.494cm" fo:margin-right="13.469cm" fo:text-indent="-0.018cm" style:auto-text-indent="false"/>
      <style:text-properties fo:color="#000000" style:font-name="Liberation Mono"/>
    </style:style>
    <style:style style:name="P36" style:family="paragraph" style:parent-style-name="Standard">
      <style:paragraph-properties fo:margin-left="2.214cm" fo:margin-right="13.839cm" fo:text-indent="-0.737cm" style:auto-text-indent="false"/>
      <style:text-properties fo:color="#000000" style:font-name="Liberation Mono"/>
    </style:style>
    <style:style style:name="P37" style:family="paragraph" style:parent-style-name="Standard">
      <style:paragraph-properties fo:margin-left="2.969cm" fo:margin-right="6.826cm" fo:margin-top="0cm" fo:margin-bottom="0.474cm" loext:contextual-spacing="false" fo:line-height="103%" fo:text-indent="-0.755cm" style:auto-text-indent="false"/>
      <style:text-properties fo:color="#000000" style:font-name="Liberation Mono"/>
    </style:style>
    <style:style style:name="P38" style:family="paragraph" style:parent-style-name="Standard">
      <style:paragraph-properties fo:margin-left="2.944cm" fo:margin-right="11.966cm" fo:text-indent="-0.018cm" style:auto-text-indent="false"/>
      <style:text-properties fo:color="#000000" style:font-name="Liberation Mono"/>
    </style:style>
    <style:style style:name="P39" style:family="paragraph" style:parent-style-name="Standard">
      <style:paragraph-properties fo:margin-left="3.708cm" fo:margin-right="7.934cm" fo:text-indent="-0.018cm" style:auto-text-indent="false"/>
      <style:text-properties fo:color="#000000" style:font-name="Liberation Mono"/>
    </style:style>
    <style:style style:name="P40" style:family="paragraph" style:parent-style-name="Standard">
      <style:paragraph-properties fo:margin-left="3.708cm" fo:margin-right="8.488cm" fo:text-indent="-0.018cm" style:auto-text-indent="false"/>
      <style:text-properties fo:color="#000000" style:font-name="Liberation Mono"/>
    </style:style>
    <style:style style:name="P41" style:family="paragraph" style:parent-style-name="Standard">
      <style:paragraph-properties fo:margin-left="0cm" fo:margin-right="5.166cm" fo:margin-top="0cm" fo:margin-bottom="0cm" loext:contextual-spacing="false" fo:line-height="108%" fo:text-align="center" style:justify-single-word="false" fo:text-indent="0cm" style:auto-text-indent="false"/>
      <style:text-properties fo:color="#000000" style:font-name="Liberation Mono"/>
    </style:style>
    <style:style style:name="P42" style:family="paragraph" style:parent-style-name="Standard">
      <style:paragraph-properties fo:margin-left="2.214cm" fo:margin-right="14.392cm" fo:text-indent="0.737cm" style:auto-text-indent="false"/>
      <style:text-properties fo:color="#000000" style:font-name="Liberation Mono"/>
    </style:style>
    <style:style style:name="P43" style:family="paragraph" style:parent-style-name="Standard">
      <style:paragraph-properties fo:margin-left="2.969cm" fo:margin-right="6.458cm" fo:line-height="103%" fo:text-indent="-0.755cm" style:auto-text-indent="false"/>
      <style:text-properties fo:color="#000000" style:font-name="Liberation Mono"/>
    </style:style>
    <style:style style:name="P44" style:family="paragraph" style:parent-style-name="Standard">
      <style:paragraph-properties fo:margin-left="2.97cm" fo:margin-right="10.887cm" fo:margin-top="0cm" fo:margin-bottom="0.439cm" loext:contextual-spacing="false" fo:text-indent="-0.018cm" style:auto-text-indent="false"/>
      <style:text-properties fo:color="#000000" style:font-name="Liberation Mono"/>
    </style:style>
    <style:style style:name="P45" style:family="paragraph" style:parent-style-name="Standard">
      <style:paragraph-properties fo:margin-left="2.97cm" fo:margin-right="4.586cm" fo:text-indent="-0.018cm" style:auto-text-indent="false"/>
      <style:text-properties fo:color="#000000" style:font-name="Liberation Mono"/>
    </style:style>
    <style:style style:name="P46" style:family="paragraph" style:parent-style-name="Standard">
      <style:paragraph-properties fo:margin-left="2.97cm" fo:margin-right="9.964cm" fo:text-indent="-0.018cm" style:auto-text-indent="false"/>
      <style:text-properties fo:color="#000000" style:font-name="Liberation Mono"/>
    </style:style>
    <style:style style:name="P47" style:family="paragraph" style:parent-style-name="Standard">
      <style:paragraph-properties fo:margin-left="3.69cm" fo:margin-right="8.488cm" fo:text-indent="-0.737cm" style:auto-text-indent="false"/>
      <style:text-properties fo:color="#000000" style:font-name="Liberation Mono"/>
    </style:style>
    <style:style style:name="P48" style:family="paragraph" style:parent-style-name="Standard">
      <style:paragraph-properties fo:margin-left="3.69cm" fo:margin-right="9.964cm" fo:text-indent="-0.737cm" style:auto-text-indent="false"/>
      <style:text-properties fo:color="#000000" style:font-name="Liberation Mono"/>
    </style:style>
    <style:style style:name="P49" style:family="paragraph" style:parent-style-name="Standard">
      <style:paragraph-properties fo:margin-left="0cm" fo:margin-right="0cm" fo:margin-top="0cm" fo:margin-bottom="0.032cm" loext:contextual-spacing="false" fo:line-height="108%" fo:text-align="end" style:justify-single-word="false" fo:text-indent="0cm" style:auto-text-indent="false"/>
      <style:text-properties fo:color="#000000" style:font-name="Liberation Mono"/>
    </style:style>
    <style:style style:name="P50" style:family="paragraph" style:parent-style-name="Standard">
      <style:paragraph-properties fo:margin-left="0cm" fo:margin-right="0cm" fo:line-height="103%" fo:text-indent="0cm" style:auto-text-indent="false">
        <style:tab-stops>
          <style:tab-stop style:position="4.613cm" style:type="center"/>
          <style:tab-stop style:position="8.211cm" style:type="center"/>
          <style:tab-stop style:position="10.61cm" style:type="center"/>
          <style:tab-stop style:position="14.392cm" style:type="center"/>
        </style:tab-stops>
      </style:paragraph-properties>
      <style:text-properties fo:color="#000000" style:font-name="Liberation Mono"/>
    </style:style>
    <style:style style:name="P51" style:family="paragraph" style:parent-style-name="Standard">
      <style:paragraph-properties fo:margin-left="0cm" fo:margin-right="0cm" fo:text-indent="0cm" style:auto-text-indent="false">
        <style:tab-stops>
          <style:tab-stop style:position="3.044cm" style:type="center"/>
          <style:tab-stop style:position="6.92cm" style:type="center"/>
        </style:tab-stops>
      </style:paragraph-properties>
      <style:text-properties fo:color="#000000" style:font-name="Liberation Mono"/>
    </style:style>
    <style:style style:name="P52" style:family="paragraph" style:parent-style-name="Standard">
      <style:paragraph-properties fo:margin-left="0cm" fo:margin-right="0cm" fo:text-indent="0cm" style:auto-text-indent="false">
        <style:tab-stops>
          <style:tab-stop style:position="5.443cm" style:type="center"/>
          <style:tab-stop style:position="6.826cm" style:type="center"/>
          <style:tab-stop style:position="8.396cm" style:type="center"/>
        </style:tab-stops>
      </style:paragraph-properties>
      <style:text-properties fo:color="#000000" style:font-name="Liberation Mono"/>
    </style:style>
    <style:style style:name="P53" style:family="paragraph" style:parent-style-name="Standard">
      <style:paragraph-properties fo:margin-left="0cm" fo:margin-right="0cm" fo:text-indent="0cm" style:auto-text-indent="false">
        <style:tab-stops>
          <style:tab-stop style:position="3.044cm" style:type="center"/>
          <style:tab-stop style:position="5.443cm" style:type="center"/>
          <style:tab-stop style:position="9.225cm" style:type="center"/>
          <style:tab-stop style:position="12.455cm" style:type="center"/>
        </style:tab-stops>
      </style:paragraph-properties>
      <style:text-properties fo:color="#000000" style:font-name="Liberation Mono"/>
    </style:style>
    <style:style style:name="P54" style:family="paragraph" style:parent-style-name="Standard">
      <style:paragraph-properties fo:margin-left="0cm" fo:margin-right="0cm" fo:text-indent="0cm" style:auto-text-indent="false">
        <style:tab-stops>
          <style:tab-stop style:position="5.997cm" style:type="center"/>
          <style:tab-stop style:position="12.455cm" style:type="center"/>
        </style:tab-stops>
      </style:paragraph-properties>
      <style:text-properties fo:color="#000000" style:font-name="Liberation Mono"/>
    </style:style>
    <style:style style:name="P55" style:family="paragraph" style:parent-style-name="Standard">
      <style:paragraph-properties fo:margin-left="0cm" fo:margin-right="0cm" fo:text-indent="0cm" style:auto-text-indent="false">
        <style:tab-stops>
          <style:tab-stop style:position="6.458cm" style:type="center"/>
          <style:tab-stop style:position="12.455cm" style:type="center"/>
        </style:tab-stops>
      </style:paragraph-properties>
      <style:text-properties fo:color="#000000" style:font-name="Liberation Mono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8%" fo:text-indent="0cm" style:auto-text-indent="false"/>
      <style:text-properties fo:color="#000000" style:font-name="Liberation Mono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8%" fo:text-indent="0cm" style:auto-text-indent="false">
        <style:tab-stops>
          <style:tab-stop style:position="3.875cm" style:type="center"/>
          <style:tab-stop style:position="6.826cm" style:type="center"/>
          <style:tab-stop style:position="10.148cm" style:type="center"/>
        </style:tab-stops>
      </style:paragraph-properties>
      <style:text-properties fo:color="#000000" style:font-name="Liberation Mono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8%" fo:text-align="justify" style:justify-single-word="false" fo:text-indent="0cm" style:auto-text-indent="false"/>
      <style:text-properties fo:color="#000000" style:font-name="Liberation Mono"/>
    </style:style>
    <style:style style:name="P59" style:family="paragraph" style:parent-style-name="Standard">
      <style:paragraph-properties fo:margin-left="3.69cm" fo:margin-right="10.702cm" fo:text-indent="0.092cm" style:auto-text-indent="false"/>
      <style:text-properties fo:color="#000000" style:font-name="Liberation Mono"/>
    </style:style>
    <style:style style:name="P60" style:family="paragraph" style:parent-style-name="Standard">
      <style:paragraph-properties fo:margin-left="3.69cm" fo:margin-right="0cm" fo:margin-top="0cm" fo:margin-bottom="0cm" loext:contextual-spacing="false" fo:line-height="102%" fo:text-align="justify" style:justify-single-word="false" fo:text-indent="0.092cm" style:auto-text-indent="false"/>
      <style:text-properties fo:color="#000000" style:font-name="Liberation Mono"/>
    </style:style>
    <style:style style:name="P61" style:family="paragraph" style:parent-style-name="Standard">
      <style:paragraph-properties fo:margin-left="3.69cm" fo:margin-right="0cm" fo:line-height="103%" fo:text-indent="0.092cm" style:auto-text-indent="false"/>
      <style:text-properties fo:color="#000000" style:font-name="Liberation Mono"/>
    </style:style>
    <style:style style:name="P62" style:family="paragraph" style:parent-style-name="Standard">
      <style:paragraph-properties fo:margin-left="3.69cm" fo:margin-right="0cm" fo:line-height="103%" fo:text-indent="0cm" style:auto-text-indent="false"/>
      <style:text-properties fo:color="#000000" style:font-name="Liberation Mono"/>
    </style:style>
    <style:style style:name="P63" style:family="paragraph" style:parent-style-name="Standard">
      <style:paragraph-properties fo:margin-left="2.231cm" fo:margin-right="10.333cm" fo:line-height="103%" fo:text-indent="-0.755cm" style:auto-text-indent="false"/>
      <style:text-properties fo:color="#000000" style:font-name="Liberation Mono"/>
    </style:style>
    <style:style style:name="P64" style:family="paragraph" style:parent-style-name="Standard">
      <style:paragraph-properties fo:margin-left="0cm" fo:margin-right="16.607cm" fo:margin-top="0cm" fo:margin-bottom="0.445cm" loext:contextual-spacing="false" fo:text-indent="0.737cm" style:auto-text-indent="false"/>
      <style:text-properties fo:color="#000000" style:font-name="Liberation Mono"/>
    </style:style>
    <style:style style:name="P65" style:family="paragraph" style:parent-style-name="Standard">
      <style:paragraph-properties fo:margin-left="0.737cm" fo:margin-right="12.915cm" fo:text-indent="-0.737cm" style:auto-text-indent="false"/>
      <style:text-properties fo:color="#000000" style:font-name="Liberation Mono"/>
    </style:style>
    <style:style style:name="P66" style:family="paragraph" style:parent-style-name="Standard">
      <style:paragraph-properties fo:margin-left="0.755cm" fo:margin-right="8.673cm" fo:margin-top="0cm" fo:margin-bottom="0.427cm" loext:contextual-spacing="false" fo:text-indent="-0.018cm" style:auto-text-indent="false"/>
      <style:text-properties fo:color="#000000" style:font-name="Liberation Mono"/>
    </style:style>
    <style:style style:name="P67" style:family="paragraph" style:parent-style-name="Standard">
      <style:paragraph-properties fo:margin-left="1.475cm" fo:margin-right="11.255cm" fo:text-indent="-0.737cm" style:auto-text-indent="false"/>
      <style:text-properties fo:color="#000000" style:font-name="Liberation Mono"/>
    </style:style>
    <style:style style:name="P68" style:family="paragraph" style:parent-style-name="Standard">
      <style:paragraph-properties fo:margin-left="2.214cm" fo:margin-right="12.917cm" fo:text-indent="-0.737cm" style:auto-text-indent="false"/>
      <style:text-properties fo:color="#000000" style:font-name="Liberation Mono"/>
    </style:style>
    <style:style style:name="P69" style:family="paragraph" style:parent-style-name="Standard">
      <style:paragraph-properties fo:margin-left="1.494cm" fo:margin-right="7.565cm" fo:text-indent="-0.018cm" style:auto-text-indent="false"/>
      <style:text-properties fo:color="#000000" style:font-name="Liberation Mono"/>
    </style:style>
    <style:style style:name="P70" style:family="paragraph" style:parent-style-name="Standard">
      <style:paragraph-properties fo:margin-left="2.214cm" fo:margin-right="13.654cm" fo:text-indent="-0.737cm" style:auto-text-indent="false"/>
      <style:text-properties fo:color="#000000" style:font-name="Liberation Mono"/>
    </style:style>
    <style:style style:name="P71" style:family="paragraph" style:parent-style-name="Standard">
      <style:paragraph-properties fo:margin-left="1.466cm" fo:margin-right="9.964cm" fo:line-height="103%" fo:text-indent="-0.755cm" style:auto-text-indent="false"/>
      <style:text-properties fo:color="#000000" style:font-name="Liberation Mono"/>
    </style:style>
    <style:style style:name="P72" style:family="paragraph" style:parent-style-name="Standard">
      <style:paragraph-properties fo:margin-left="1.466cm" fo:margin-right="9.225cm" fo:line-height="103%" fo:text-indent="-0.755cm" style:auto-text-indent="false"/>
      <style:text-properties fo:color="#000000" style:font-name="Liberation Mono"/>
    </style:style>
    <style:style style:name="P73" style:family="paragraph" style:parent-style-name="Standard">
      <style:paragraph-properties fo:margin-left="0.755cm" fo:margin-right="10.702cm" fo:line-height="103%" fo:text-indent="-0.755cm" style:auto-text-indent="false"/>
      <style:text-properties fo:color="#000000" style:font-name="Liberation Mono"/>
    </style:style>
    <style:style style:name="P74" style:family="paragraph" style:parent-style-name="Standard">
      <style:paragraph-properties fo:margin-left="0.755cm" fo:margin-right="5.325cm" fo:margin-top="0cm" fo:margin-bottom="0.062cm" loext:contextual-spacing="false" fo:line-height="102%" fo:text-align="justify" style:justify-single-word="false" fo:text-indent="-0.018cm" style:auto-text-indent="false"/>
      <style:text-properties fo:color="#000000" style:font-name="Liberation Mono"/>
    </style:style>
    <style:style style:name="P75" style:family="paragraph" style:parent-style-name="Standard">
      <style:paragraph-properties fo:margin-left="-0.026cm" fo:margin-right="5.325cm" fo:margin-top="0cm" fo:margin-bottom="0.482cm" loext:contextual-spacing="false" fo:line-height="102%" fo:text-align="justify" style:justify-single-word="false" fo:text-indent="2.307cm" style:auto-text-indent="false"/>
      <style:text-properties fo:color="#000000" style:font-name="Liberation Mono"/>
    </style:style>
    <style:style style:name="P76" style:family="paragraph" style:parent-style-name="Standard">
      <style:paragraph-properties fo:margin-left="0.755cm" fo:margin-right="7.38cm" fo:margin-top="0cm" fo:margin-bottom="0.473cm" loext:contextual-spacing="false" fo:line-height="103%" fo:text-indent="-0.755cm" style:auto-text-indent="false"/>
      <style:text-properties fo:color="#000000" style:font-name="Liberation Mono"/>
    </style:style>
    <style:style style:name="P77" style:family="paragraph" style:parent-style-name="Standard">
      <style:paragraph-properties fo:margin-left="0.755cm" fo:margin-right="11.993cm" fo:margin-top="0cm" fo:margin-bottom="0.212cm" loext:contextual-spacing="false" fo:line-height="165%" fo:text-indent="-0.018cm" style:auto-text-indent="false"/>
      <style:text-properties fo:color="#000000" style:font-name="Liberation Mono"/>
    </style:style>
    <style:style style:name="P78" style:family="paragraph" style:parent-style-name="Standard">
      <style:paragraph-properties fo:margin-left="0.755cm" fo:margin-right="12.178cm" fo:text-indent="-0.018cm" style:auto-text-indent="false"/>
      <style:text-properties fo:color="#000000" style:font-name="Liberation Mono"/>
    </style:style>
    <style:style style:name="P79" style:family="paragraph" style:parent-style-name="Standard">
      <style:paragraph-properties fo:margin-left="1.466cm" fo:margin-right="8.488cm" fo:line-height="103%" fo:text-indent="-0.755cm" style:auto-text-indent="false"/>
      <style:text-properties fo:color="#000000" style:font-name="Liberation Mono"/>
    </style:style>
    <style:style style:name="P80" style:family="paragraph" style:parent-style-name="Standard">
      <style:paragraph-properties fo:margin-left="0.755cm" fo:margin-right="12.547cm" fo:text-indent="-0.018cm" style:auto-text-indent="false"/>
      <style:text-properties fo:color="#000000" style:font-name="Liberation Mono"/>
    </style:style>
    <style:style style:name="P81" style:family="paragraph" style:parent-style-name="Standard">
      <style:paragraph-properties fo:margin-left="1.466cm" fo:margin-right="9.042cm" fo:line-height="103%" fo:text-indent="-0.755cm" style:auto-text-indent="false"/>
      <style:text-properties fo:color="#000000" style:font-name="Liberation Mono"/>
    </style:style>
    <style:style style:name="P82" style:family="paragraph" style:parent-style-name="Standard">
      <style:paragraph-properties fo:margin-left="0.755cm" fo:margin-right="13.469cm" fo:text-indent="-0.018cm" style:auto-text-indent="false"/>
      <style:text-properties fo:color="#000000" style:font-name="Liberation Mono"/>
    </style:style>
    <style:style style:name="P83" style:family="paragraph" style:parent-style-name="Standard">
      <style:paragraph-properties fo:margin-left="2.214cm" fo:margin-right="7.011cm" fo:text-indent="-0.737cm" style:auto-text-indent="false"/>
      <style:text-properties fo:color="#000000" style:font-name="Liberation Mono"/>
    </style:style>
    <style:style style:name="P84" style:family="paragraph" style:parent-style-name="Standard">
      <style:paragraph-properties fo:margin-left="3.69cm" fo:margin-right="10.518cm" fo:text-indent="-0.737cm" style:auto-text-indent="false"/>
      <style:text-properties fo:color="#000000" style:font-name="Liberation Mono"/>
    </style:style>
    <style:style style:name="P85" style:family="paragraph" style:parent-style-name="Standard">
      <style:paragraph-properties fo:margin-left="1.476cm" fo:margin-right="11.809cm" fo:text-indent="1.476cm" style:auto-text-indent="false"/>
      <style:text-properties fo:color="#000000" style:font-name="Liberation Mono"/>
    </style:style>
    <style:style style:name="P86" style:family="paragraph" style:parent-style-name="Standard">
      <style:paragraph-properties fo:margin-left="0.755cm" fo:margin-right="14.023cm" fo:text-indent="-0.018cm" style:auto-text-indent="false"/>
      <style:text-properties fo:color="#000000" style:font-name="Liberation Mono"/>
    </style:style>
    <style:style style:name="P87" style:family="paragraph" style:parent-style-name="Standard">
      <style:paragraph-properties fo:margin-left="2.214cm" fo:margin-right="9.779cm" fo:text-indent="-0.737cm" style:auto-text-indent="false"/>
      <style:text-properties fo:color="#000000" style:font-name="Liberation Mono"/>
    </style:style>
    <style:style style:name="P88" style:family="paragraph" style:parent-style-name="Standard">
      <style:paragraph-properties fo:margin-left="2.951cm" fo:margin-right="4.586cm" fo:text-indent="-0.737cm" style:auto-text-indent="false"/>
      <style:text-properties fo:color="#000000" style:font-name="Liberation Mono"/>
    </style:style>
    <style:style style:name="P89" style:family="paragraph" style:parent-style-name="Standard">
      <style:paragraph-properties fo:margin-left="2.231cm" fo:margin-right="6.089cm" fo:text-indent="-0.018cm" style:auto-text-indent="false"/>
      <style:text-properties fo:color="#000000" style:font-name="Liberation Mono"/>
    </style:style>
    <style:style style:name="P90" style:family="paragraph" style:parent-style-name="Standard">
      <style:paragraph-properties fo:margin-left="1.466cm" fo:margin-right="7.934cm" fo:line-height="103%" fo:text-indent="-0.755cm" style:auto-text-indent="false"/>
      <style:text-properties fo:color="#000000" style:font-name="Liberation Mono"/>
    </style:style>
    <style:style style:name="P91" style:family="paragraph" style:parent-style-name="Standard">
      <style:paragraph-properties fo:margin-left="1.466cm" fo:margin-right="8.673cm" fo:line-height="103%" fo:text-indent="-0.755cm" style:auto-text-indent="false"/>
      <style:text-properties fo:color="#000000" style:font-name="Liberation Mono"/>
    </style:style>
    <style:style style:name="P92" style:family="paragraph" style:parent-style-name="Standard">
      <style:paragraph-properties fo:margin-left="0.755cm" fo:margin-right="8.119cm" fo:margin-top="0cm" fo:margin-bottom="0.473cm" loext:contextual-spacing="false" fo:line-height="103%" fo:text-indent="-0.755cm" style:auto-text-indent="false"/>
      <style:text-properties fo:color="#000000" style:font-name="Liberation Mono"/>
    </style:style>
    <style:style style:name="P93" style:family="paragraph" style:parent-style-name="Standard">
      <style:paragraph-properties fo:margin-left="2.951cm" fo:margin-right="7.38cm" fo:text-indent="-0.737cm" style:auto-text-indent="false"/>
      <style:text-properties fo:color="#000000" style:font-name="Liberation Mono"/>
    </style:style>
    <style:style style:name="P94" style:family="paragraph" style:parent-style-name="Standard">
      <style:paragraph-properties fo:margin-left="2.231cm" fo:margin-right="6.826cm" fo:text-indent="-0.018cm" style:auto-text-indent="false"/>
      <style:text-properties fo:color="#000000" style:font-name="Liberation Mono"/>
    </style:style>
    <style:style style:name="P95" style:family="paragraph" style:parent-style-name="Standard">
      <style:paragraph-properties fo:margin-left="1.466cm" fo:margin-right="8.856cm" fo:line-height="103%" fo:text-indent="-0.755cm" style:auto-text-indent="false"/>
      <style:text-properties fo:color="#000000" style:font-name="Liberation Mono"/>
    </style:style>
    <style:style style:name="P96" style:family="paragraph" style:parent-style-name="Standard">
      <style:paragraph-properties fo:margin-left="1.466cm" fo:margin-right="9.596cm" fo:line-height="103%" fo:text-indent="-0.755cm" style:auto-text-indent="false"/>
      <style:text-properties fo:color="#000000" style:font-name="Liberation Mono"/>
    </style:style>
    <style:style style:name="P97" style:family="paragraph" style:parent-style-name="Standard">
      <style:paragraph-properties fo:margin-left="1.475cm" fo:margin-right="5.535cm" fo:margin-top="0cm" fo:margin-bottom="0.437cm" loext:contextual-spacing="false" fo:text-indent="-0.737cm" style:auto-text-indent="false"/>
      <style:text-properties fo:color="#000000" style:font-name="Liberation Mono"/>
    </style:style>
    <style:style style:name="P98" style:family="paragraph" style:parent-style-name="Standard">
      <style:paragraph-properties fo:margin-left="1.475cm" fo:margin-right="10.518cm" fo:text-indent="-0.737cm" style:auto-text-indent="false"/>
      <style:text-properties fo:color="#000000" style:font-name="Liberation Mono"/>
    </style:style>
    <style:style style:name="P99" style:family="paragraph" style:parent-style-name="Standard">
      <style:paragraph-properties fo:margin-left="2.214cm" fo:margin-right="9.042cm" fo:text-indent="-0.737cm" style:auto-text-indent="false"/>
      <style:text-properties fo:color="#000000" style:font-name="Liberation Mono"/>
    </style:style>
    <style:style style:name="P100" style:family="paragraph" style:parent-style-name="Standard" style:list-style-name="WWNum2">
      <style:paragraph-properties fo:margin-left="0.527cm" fo:margin-right="4.586cm" fo:text-indent="-0.369cm" style:auto-text-indent="false"/>
      <style:text-properties fo:color="#000000" style:font-name="Liberation Mono"/>
    </style:style>
    <style:style style:name="P101" style:family="paragraph" style:parent-style-name="Standard" style:list-style-name="WWNum3">
      <style:paragraph-properties fo:margin-left="0.527cm" fo:margin-right="4.586cm" fo:text-indent="-0.369cm" style:auto-text-indent="false"/>
      <style:text-properties fo:color="#000000" style:font-name="Liberation Mono"/>
    </style:style>
    <style:style style:name="P102" style:family="paragraph" style:parent-style-name="Standard" style:list-style-name="WWNum4">
      <style:paragraph-properties fo:margin-left="0.527cm" fo:margin-right="4.586cm" fo:text-indent="-0.369cm" style:auto-text-indent="false"/>
      <style:text-properties fo:color="#000000" style:font-name="Liberation Mono"/>
    </style:style>
    <style:style style:name="P103" style:family="paragraph" style:parent-style-name="Standard" style:list-style-name="WWNum5">
      <style:paragraph-properties fo:margin-left="0.527cm" fo:margin-right="4.586cm" fo:text-indent="-0.369cm" style:auto-text-indent="false"/>
      <style:text-properties fo:color="#000000" style:font-name="Liberation Mono"/>
    </style:style>
    <style:style style:name="P104" style:family="paragraph" style:parent-style-name="Standard" style:list-style-name="WWNum6">
      <style:paragraph-properties fo:margin-left="0.527cm" fo:margin-right="4.586cm" fo:text-indent="-0.369cm" style:auto-text-indent="false"/>
      <style:text-properties fo:color="#000000" style:font-name="Liberation Mono"/>
    </style:style>
    <style:style style:name="P105" style:family="paragraph" style:parent-style-name="Standard" style:list-style-name="WWNum7">
      <style:paragraph-properties fo:margin-left="0.527cm" fo:margin-right="4.586cm" fo:text-indent="-0.369cm" style:auto-text-indent="false"/>
      <style:text-properties fo:color="#000000" style:font-name="Liberation Mono"/>
    </style:style>
    <style:style style:name="P106" style:family="paragraph" style:parent-style-name="Standard" style:list-style-name="WWNum8">
      <style:paragraph-properties fo:margin-left="0.527cm" fo:margin-right="4.586cm" fo:text-indent="-0.369cm" style:auto-text-indent="false"/>
      <style:text-properties fo:color="#000000" style:font-name="Liberation Mono"/>
    </style:style>
    <style:style style:name="P107" style:family="paragraph" style:parent-style-name="Standard" style:list-style-name="WWNum9">
      <style:paragraph-properties fo:margin-left="0.527cm" fo:margin-right="4.586cm" fo:text-indent="-0.369cm" style:auto-text-indent="false"/>
      <style:text-properties fo:color="#000000" style:font-name="Liberation Mono"/>
    </style:style>
    <style:style style:name="P108" style:family="paragraph" style:parent-style-name="Standard" style:list-style-name="WWNum10">
      <style:paragraph-properties fo:margin-left="0.527cm" fo:margin-right="4.586cm" fo:text-indent="-0.369cm" style:auto-text-indent="false"/>
      <style:text-properties fo:color="#000000" style:font-name="Liberation Mono"/>
    </style:style>
    <style:style style:name="P109" style:family="paragraph" style:parent-style-name="Standard" style:list-style-name="WWNum11">
      <style:paragraph-properties fo:margin-left="0.527cm" fo:margin-right="4.586cm" fo:text-indent="-0.369cm" style:auto-text-indent="false"/>
      <style:text-properties fo:color="#000000" style:font-name="Liberation Mono"/>
    </style:style>
    <style:style style:name="P110" style:family="paragraph" style:parent-style-name="Standard" style:list-style-name="WWNum12">
      <style:paragraph-properties fo:margin-left="0.527cm" fo:margin-right="4.586cm" fo:text-indent="-0.369cm" style:auto-text-indent="false"/>
      <style:text-properties fo:color="#000000" style:font-name="Liberation Mono"/>
    </style:style>
    <style:style style:name="P111" style:family="paragraph" style:parent-style-name="Standard" style:list-style-name="WWNum13">
      <style:paragraph-properties fo:margin-left="0.527cm" fo:margin-right="4.586cm" fo:text-indent="-0.369cm" style:auto-text-indent="false"/>
      <style:text-properties fo:color="#000000" style:font-name="Liberation Mono"/>
    </style:style>
    <style:style style:name="P112" style:family="paragraph" style:parent-style-name="Standard" style:list-style-name="WWNum14">
      <style:paragraph-properties fo:margin-left="0.527cm" fo:margin-right="4.586cm" fo:text-indent="-0.369cm" style:auto-text-indent="false"/>
      <style:text-properties fo:color="#000000" style:font-name="Liberation Mono"/>
    </style:style>
    <style:style style:name="P113" style:family="paragraph" style:parent-style-name="Standard" style:list-style-name="WWNum15">
      <style:paragraph-properties fo:margin-left="0.527cm" fo:margin-right="4.586cm" fo:text-indent="-0.369cm" style:auto-text-indent="false"/>
      <style:text-properties fo:color="#000000" style:font-name="Liberation Mono"/>
    </style:style>
    <style:style style:name="P114" style:family="paragraph" style:parent-style-name="Standard" style:list-style-name="WWNum16">
      <style:paragraph-properties fo:margin-left="0.527cm" fo:margin-right="4.586cm" fo:text-indent="-0.369cm" style:auto-text-indent="false"/>
      <style:text-properties fo:color="#000000" style:font-name="Liberation Mono"/>
    </style:style>
    <style:style style:name="P115" style:family="paragraph" style:parent-style-name="Standard" style:list-style-name="WWNum17">
      <style:paragraph-properties fo:margin-left="0.527cm" fo:margin-right="4.586cm" fo:text-indent="-0.369cm" style:auto-text-indent="false"/>
      <style:text-properties fo:color="#000000" style:font-name="Liberation Mono"/>
    </style:style>
    <style:style style:name="P116" style:family="paragraph" style:parent-style-name="Standard" style:list-style-name="WWNum18">
      <style:paragraph-properties fo:margin-left="0.527cm" fo:margin-right="4.586cm" fo:text-indent="-0.369cm" style:auto-text-indent="false"/>
      <style:text-properties fo:color="#000000" style:font-name="Liberation Mono"/>
    </style:style>
    <style:style style:name="P117" style:family="paragraph" style:parent-style-name="Standard" style:list-style-name="WWNum19">
      <style:paragraph-properties fo:margin-left="0.527cm" fo:margin-right="4.586cm" fo:text-indent="-0.369cm" style:auto-text-indent="false"/>
      <style:text-properties fo:color="#000000" style:font-name="Liberation Mono"/>
    </style:style>
    <style:style style:name="P118" style:family="paragraph" style:parent-style-name="Standard" style:list-style-name="WWNum20">
      <style:paragraph-properties fo:margin-left="0.527cm" fo:margin-right="4.586cm" fo:text-indent="-0.369cm" style:auto-text-indent="false"/>
      <style:text-properties fo:color="#000000" style:font-name="Liberation Mono"/>
    </style:style>
    <style:style style:name="P119" style:family="paragraph" style:parent-style-name="Standard" style:list-style-name="WWNum21">
      <style:paragraph-properties fo:margin-left="0.527cm" fo:margin-right="4.586cm" fo:text-indent="-0.369cm" style:auto-text-indent="false"/>
      <style:text-properties fo:color="#000000" style:font-name="Liberation Mono"/>
    </style:style>
    <style:style style:name="P120" style:family="paragraph" style:parent-style-name="Standard" style:list-style-name="WWNum22">
      <style:paragraph-properties fo:margin-left="0.527cm" fo:margin-right="4.586cm" fo:text-indent="-0.369cm" style:auto-text-indent="false"/>
      <style:text-properties fo:color="#000000" style:font-name="Liberation Mono"/>
    </style:style>
    <style:style style:name="P121" style:family="paragraph" style:parent-style-name="Standard">
      <style:paragraph-properties fo:margin-left="0.176cm" fo:margin-right="10.518cm" fo:margin-top="0cm" fo:margin-bottom="0.796cm" loext:contextual-spacing="false" fo:text-indent="-0.018cm" style:auto-text-indent="false"/>
      <style:text-properties fo:color="#000000" style:font-name="Liberation Mono"/>
    </style:style>
    <style:style style:name="P122" style:family="paragraph" style:parent-style-name="Standard">
      <style:paragraph-properties fo:margin-left="0.176cm" fo:margin-right="4.586cm" fo:text-indent="-0.018cm" style:auto-text-indent="false"/>
      <style:text-properties fo:color="#000000" style:font-name="Liberation Mono"/>
    </style:style>
    <style:style style:name="P123" style:family="paragraph" style:parent-style-name="Standard">
      <style:paragraph-properties fo:margin-left="0.176cm" fo:margin-right="4.586cm" fo:text-indent="-0.018cm" style:auto-text-indent="false"/>
      <style:text-properties fo:color="#000000" style:font-name="Liberation Mono" officeooo:paragraph-rsid="0018a36b"/>
    </style:style>
    <style:style style:name="P124" style:family="paragraph" style:parent-style-name="Standard">
      <style:paragraph-properties fo:margin-left="0.176cm" fo:margin-right="4.586cm" fo:margin-top="0cm" fo:margin-bottom="0.787cm" loext:contextual-spacing="false" fo:text-indent="-0.018cm" style:auto-text-indent="false"/>
      <style:text-properties fo:color="#000000" style:font-name="Liberation Mono"/>
    </style:style>
    <style:style style:name="P125" style:family="paragraph" style:parent-style-name="Standard">
      <style:paragraph-properties fo:margin-left="0.176cm" fo:margin-right="4.586cm" fo:margin-top="0cm" fo:margin-bottom="0.796cm" loext:contextual-spacing="false" fo:text-indent="-0.018cm" style:auto-text-indent="false"/>
      <style:text-properties fo:color="#000000" style:font-name="Liberation Mono"/>
    </style:style>
    <style:style style:name="P126" style:family="paragraph" style:parent-style-name="Standard">
      <style:paragraph-properties fo:margin-left="0.176cm" fo:margin-right="8.488cm" fo:margin-top="0cm" fo:margin-bottom="0.796cm" loext:contextual-spacing="false" fo:text-indent="-0.018cm" style:auto-text-indent="false"/>
      <style:text-properties fo:color="#000000" style:font-name="Liberation Mono"/>
    </style:style>
    <style:style style:name="P127" style:family="paragraph" style:parent-style-name="Standard">
      <style:paragraph-properties fo:margin-left="0.176cm" fo:margin-right="11.255cm" fo:text-indent="-0.018cm" style:auto-text-indent="false"/>
      <style:text-properties fo:color="#000000" style:font-name="Liberation Mono"/>
    </style:style>
    <style:style style:name="P128" style:family="paragraph" style:parent-style-name="Standard">
      <style:paragraph-properties fo:margin-left="0.176cm" fo:margin-right="11.255cm" fo:margin-top="0cm" fo:margin-bottom="0.372cm" loext:contextual-spacing="false" fo:text-indent="-0.018cm" style:auto-text-indent="false"/>
      <style:text-properties fo:color="#000000" style:font-name="Liberation Mono"/>
    </style:style>
    <style:style style:name="P129" style:family="paragraph" style:parent-style-name="Standard">
      <style:paragraph-properties fo:margin-left="0.176cm" fo:margin-right="9.042cm" fo:margin-top="0cm" fo:margin-bottom="0.796cm" loext:contextual-spacing="false" fo:text-indent="-0.018cm" style:auto-text-indent="false"/>
      <style:text-properties fo:color="#000000" style:font-name="Liberation Mono"/>
    </style:style>
    <style:style style:name="P130" style:family="paragraph" style:parent-style-name="Standard">
      <style:paragraph-properties fo:margin-left="0.176cm" fo:margin-right="6.274cm" fo:margin-top="0cm" fo:margin-bottom="0.796cm" loext:contextual-spacing="false" fo:text-indent="-0.018cm" style:auto-text-indent="false"/>
      <style:text-properties fo:color="#000000" style:font-name="Liberation Mono"/>
    </style:style>
    <style:style style:name="P131" style:family="paragraph" style:parent-style-name="Standard">
      <style:paragraph-properties fo:margin-left="0.176cm" fo:margin-right="5.352cm" fo:margin-top="0cm" fo:margin-bottom="0.796cm" loext:contextual-spacing="false" fo:text-indent="-0.018cm" style:auto-text-indent="false"/>
      <style:text-properties fo:color="#000000" style:font-name="Liberation Mono"/>
    </style:style>
    <style:style style:name="P132" style:family="paragraph" style:parent-style-name="Standard">
      <style:paragraph-properties fo:margin-left="0.176cm" fo:margin-right="5.352cm" fo:text-indent="-0.018cm" style:auto-text-indent="false"/>
      <style:text-properties fo:color="#000000" style:font-name="Liberation Mono"/>
    </style:style>
    <style:style style:name="P133" style:family="paragraph" style:parent-style-name="Standard">
      <style:paragraph-properties fo:margin-left="0.176cm" fo:margin-right="6.089cm" fo:margin-top="0cm" fo:margin-bottom="0.796cm" loext:contextual-spacing="false" fo:text-indent="-0.018cm" style:auto-text-indent="false"/>
      <style:text-properties fo:color="#000000" style:font-name="Liberation Mono"/>
    </style:style>
    <style:style style:name="P134" style:family="paragraph" style:parent-style-name="Standard">
      <style:paragraph-properties fo:margin-left="0.176cm" fo:margin-right="7.38cm" fo:margin-top="0cm" fo:margin-bottom="0.796cm" loext:contextual-spacing="false" fo:text-indent="-0.018cm" style:auto-text-indent="false"/>
      <style:text-properties fo:color="#000000" style:font-name="Liberation Mono"/>
    </style:style>
    <style:style style:name="P135" style:family="paragraph" style:parent-style-name="Standard">
      <style:paragraph-properties fo:margin-left="0.176cm" fo:margin-right="12.178cm" fo:margin-top="0cm" fo:margin-bottom="0.372cm" loext:contextual-spacing="false" fo:text-indent="-0.018cm" style:auto-text-indent="false"/>
      <style:text-properties fo:color="#000000" style:font-name="Liberation Mono"/>
    </style:style>
    <style:style style:name="P136" style:family="paragraph" style:parent-style-name="Standard">
      <style:paragraph-properties fo:margin-left="0cm" fo:margin-right="4.586cm" fo:text-indent="0cm" style:auto-text-indent="false"/>
      <style:text-properties fo:color="#000000" style:font-name="Liberation Mono"/>
    </style:style>
    <style:style style:name="P137" style:family="paragraph" style:parent-style-name="Standard">
      <style:paragraph-properties fo:margin-left="0cm" fo:margin-right="4.586cm" fo:text-indent="0cm" style:auto-text-indent="false"/>
      <style:text-properties fo:color="#000000" style:font-name="Liberation Mono" officeooo:paragraph-rsid="0018a36b"/>
    </style:style>
    <style:style style:name="P138" style:family="paragraph" style:parent-style-name="Standard">
      <style:paragraph-properties fo:margin-left="0cm" fo:margin-right="4.586cm" fo:margin-top="0cm" fo:margin-bottom="0.787cm" loext:contextual-spacing="false" fo:text-indent="0cm" style:auto-text-indent="false"/>
      <style:text-properties fo:color="#000000" style:font-name="Liberation Mono"/>
    </style:style>
    <style:style style:name="T1" style:family="text">
      <style:text-properties style:font-name="Cambria" style:font-name-asian="Cambria1" style:font-name-complex="Cambria1"/>
    </style:style>
    <style:style style:name="T2" style:family="text">
      <style:text-properties style:text-position="sub 58%" fo:font-size="7.5pt" style:font-name-asian="Cambria1" style:font-size-asian="7.5pt" style:font-name-complex="Cambria1"/>
    </style:style>
    <style:style style:name="T3" style:family="text">
      <style:text-properties fo:font-size="11pt" style:font-size-asian="11pt"/>
    </style:style>
    <style:style style:name="T4" style:family="text">
      <style:text-properties fo:font-style="italic" style:font-style-asian="italic"/>
    </style:style>
    <style:style style:name="T5" style:family="text">
      <style:text-properties fo:font-style="italic" style:font-style-asian="italic"/>
    </style:style>
    <style:style style:name="T6" style:family="text">
      <style:text-properties fo:font-weight="bold" style:font-name-asian="Cambria1" style:font-weight-asian="bold" style:font-name-complex="Cambria1"/>
    </style:style>
    <style:style style:name="T7" style:family="text">
      <style:text-properties fo:font-weight="bold" officeooo:rsid="0018a36b" style:font-name-asian="Cambria1" style:font-weight-asian="bold" style:font-name-complex="Cambria1"/>
    </style:style>
    <style:style style:name="T8" style:family="text">
      <style:text-properties fo:font-size="12pt" fo:font-weight="bold" style:font-name-asian="Cambria1" style:font-size-asian="12pt" style:font-weight-asian="bold" style:font-name-complex="Cambria1"/>
    </style:style>
    <style:style style:name="T9" style:family="text">
      <style:text-properties fo:font-size="12pt" fo:font-weight="bold" officeooo:rsid="0018a36b" style:font-name-asian="Cambria1" style:font-size-asian="12pt" style:font-weight-asian="bold" style:font-name-complex="Cambria1"/>
    </style:style>
    <style:style style:name="T10" style:family="text">
      <style:text-properties fo:font-size="5pt" fo:font-style="italic" style:font-name-asian="Cambria1" style:font-size-asian="5pt" style:font-style-asian="italic" style:font-name-complex="Cambria1"/>
    </style:style>
    <style:style style:name="T11" style:family="text">
      <style:text-properties style:font-name-asian="Cambria1" style:font-name-complex="Cambria1"/>
    </style:style>
    <style:style style:name="T12" style:family="text">
      <style:text-properties officeooo:rsid="0018a36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6">SSN COLLEGE OF ENGINEERING, KALAVAKKAM</text:span></text:p>
      <text:p text:style-name="P2"><text:span text:style-name="T6">(An Autonomous Institution, Affiliated to Anna University, Chennai)</text:span></text:p>
      <text:p text:style-name="P2"><text:span text:style-name="T6">Department of Computer Science and Engineering</text:span></text:p>
      <text:p text:style-name="P2"><text:span text:style-name="T6">UCS1411 – Operating Systems Laboratory</text:span></text:p>
      <text:p text:style-name="P2"><text:span text:style-name="T6">II Year CSE - B Section ( IV Semester)</text:span></text:p>
      <text:p text:style-name="P8"><text:span text:style-name="T6">Academic Year 2019-20</text:span></text:p>
      <text:p text:style-name="P2"><text:span text:style-name="T6"/></text:p>
      <text:p text:style-name="P4"><text:span text:style-name="T6">Lab Exercise 13-File Organization Techniques</text:span></text:p>
      <text:p text:style-name="P4"><text:span text:style-name="T6"/></text:p>
      <text:p text:style-name="P5"><text:span text:style-name="T6">Roll No: 185001096 <text:s text:c="8"/>Name:S.Nachammai Devi Pooja</text:span></text:p>
      <text:p text:style-name="P4"><text:span text:style-name="T6"/></text:p>
      <text:p text:style-name="P4"><text:span text:style-name="T6">AIM:</text:span></text:p>
      <text:p text:style-name="P6"><text:span text:style-name="T11">To develop a C program to implement the following file organization techniques</text:span></text:p>
      <text:p text:style-name="P6"><text:span text:style-name="T11">a) Single level Directory</text:span></text:p>
      <text:p text:style-name="P6"><text:span text:style-name="T11">b) Hierarchical Structure</text:span></text:p>
      <text:p text:style-name="P3"><text:span text:style-name="T8"/></text:p>
      <text:p text:style-name="P9"><text:span text:style-name="T8">CODE :</text:span></text:p>
      <text:p text:style-name="P11"><text:span text:style-name="T4">#include </text:span><text:span text:style-name="T4">&lt;stdio.h&gt;</text:span></text:p>
      <text:p text:style-name="P11"><text:span text:style-name="T4">#include </text:span><text:span text:style-name="T4">&lt;stdlib.h&gt;</text:span></text:p>
      <text:p text:style-name="P11"><text:span text:style-name="T4">#include </text:span><text:span text:style-name="T4">&lt;string.h&gt;</text:span></text:p>
      <text:p text:style-name="P12"><text:span text:style-name="T4">#include </text:span><text:span text:style-name="T4">&lt;math.h&gt;</text:span></text:p>
      <text:p text:style-name="P14"><text:span text:style-name="T4">#define MAX 100</text:span></text:p>
      <text:p text:style-name="P15"><text:span text:style-name="T4">#define MAX_DIR 3 #define MAX_FILE 3</text:span></text:p>
      <text:p text:style-name="P16">typedef struct File</text:p>
      <text:p text:style-name="P17">{ char name[25]; int start_address;</text:p>
      <text:p text:style-name="P18">} File;</text:p>
      <text:p text:style-name="P22">void insertFileSingleLevel(File *[]); void displaySingleLevel(File *[]);</text:p>
      <text:p text:style-name="P16">typedef struct Directory</text:p>
      <text:p text:style-name="P23">{ char name[25];</text:p>
      <text:p text:style-name="P24">struct Directory *subdir[MAX_DIR]; File *f[MAX_FILE]; } Directory;</text:p>
      <text:p text:style-name="P25">void init_dir(Directory *const); void insertFileTree(Directory *const); void insertDirectoryTree(Directory *const); void displayTree(const Directory *const, char path[]);</text:p>
      <text:p text:style-name="P13"><text:soft-page-break/>int main()</text:p>
      <text:p text:style-name="P26">{ int choice, count = 0; char name[30]; char path[100];</text:p>
      <text:p text:style-name="P27">File *arr[MAX], *tmp = NULL;</text:p>
      <text:p text:style-name="P27">for (int i = 0; i &lt; MAX; i++)</text:p>
      <text:p text:style-name="P29">arr[i] = NULL;</text:p>
      <text:p text:style-name="P32">Directory root; init_dir(&amp;root); strcpy(root.name, "root");</text:p>
      <text:p text:style-name="P33">while (1)</text:p>
      <text:p text:style-name="P34">{ printf("\n\t\t\tFILE ORGANISATION TECHNIQUES\n"); printf(" 1 - Single Level Directory\n"); printf(" 2 - Tree Structure Directory\n"); printf(" 0 - Exit\n"); printf(" ---------------------------------\n"); printf(" Enter your choice: "); scanf("%d", &amp;choice);</text:p>
      <text:p text:style-name="P35">switch (choice) { case 0: exit(0);</text:p>
      <text:p text:style-name="P36">case 1: while (1)</text:p>
      <text:p text:style-name="P37">{ printf("\n\n\t\tSINGLE LEVEL DIRECTORY\n"); printf(" 1 - Create a file\n"); printf(" 2 - List all files\n"); printf(" 0 - Back\n"); printf(" -----------------------------\n"); printf(" Enter your choice: "); scanf("%d", &amp;choice); getchar(); if (choice == 0) break;</text:p>
      <text:p text:style-name="P38">switch (choice) { case 1:</text:p>
      <text:p text:style-name="P39">insertFileSingleLevel(arr); break;</text:p>
      <text:p text:style-name="P38">case 2:</text:p>
      <text:p text:style-name="P40">displaySingleLevel(arr); break;</text:p>
      <text:p text:style-name="P38">default:</text:p>
      <text:p text:style-name="P41">printf(" Invalid Input!\n");</text:p>
      <text:p text:style-name="P42">} } break;</text:p>
      <text:p text:style-name="P36">case 2: while (1)</text:p>
      <text:p text:style-name="P43">{ printf("\n\n\t\tTREE STRUCTURE DIRECTORY\n"); printf(" 1 - Create a file\n"); printf(" 2 - Create a directory\n"); printf(" 3 - List all files\n"); printf(" 0 - Back\n"); printf(" <text:soft-page-break/>-----------------------------\n"); printf(" Enter your choice: ");</text:p>
      <text:p text:style-name="P44">scanf("%d", &amp;choice); getchar(); if (choice == 0) break;</text:p>
      <text:p text:style-name="P45">switch (choice)</text:p>
      <text:p text:style-name="P46">{ case 1: insertFileTree(&amp;root); break;</text:p>
      <text:p text:style-name="P47">case 2: insertDirectoryTree(&amp;root); break;</text:p>
      <text:p text:style-name="P48">case 3: strcpy(path, "/root"); printf("</text:p>
      <text:p text:style-name="P49"><text:span text:style-name="T10">,</text:span><text:span text:style-name="T2">→ </text:span>+---------------------------+-------------------------------------+\n");</text:p>
      <text:p text:style-name="P50"><text:span text:style-name="T3"><text:tab/></text:span>printf(" |<text:tab/>File Name<text:tab/>|<text:tab/>Path</text:p>
      <text:p text:style-name="P59"><text:span text:style-name="T10">,</text:span><text:span text:style-name="T2">→ </text:span>|\n"); printf("</text:p>
      <text:p text:style-name="P60"><text:span text:style-name="T10">,</text:span><text:span text:style-name="T2">→ </text:span>+---------------------------+-------------------------------------+\n"); displayTree(&amp;root, path); printf("</text:p>
      <text:p text:style-name="P61"><text:span text:style-name="T10">,</text:span><text:span text:style-name="T2">→ </text:span>+---------------------------+-------------------------------------+\n"); break;</text:p>
      <text:p text:style-name="P38">default:</text:p>
      <text:p text:style-name="P62">printf(" Invalid Input!\n");</text:p>
      <text:p text:style-name="P42">} } break;</text:p>
      <text:p text:style-name="P63">default: printf(" Invalid Input!\n"); break;</text:p>
      <text:p text:style-name="P30">}</text:p>
      <text:p text:style-name="P64">} }</text:p>
      <text:p text:style-name="P19">void init_dir(Directory *const dir)</text:p>
      <text:p text:style-name="P65">{ strcpy(dir-&gt;name, "");</text:p>
      <text:p text:style-name="P27">for (int i = 0; i &lt; 3; i++)</text:p>
      <text:p text:style-name="P30">dir-&gt;f[i] = dir-&gt;subdir[i] = NULL;</text:p>
      <text:p text:style-name="P20">}</text:p>
      <text:p text:style-name="P13">void insertFileSingleLevel(File *root[])</text:p>
      <text:p text:style-name="P19">{</text:p>
      <text:p text:style-name="P66">File *tmp = (File *)malloc(sizeof(File)); printf(" Enter the name of the file: "); scanf("%[^\n]", tmp-&gt;name); tmp-&gt;start_address = 500 * (random() % 20); int found = 0;</text:p>
      <text:p text:style-name="P67">for (int i = 0; i &lt; MAX; i++) if (root[i] == NULL)</text:p>
      <text:p text:style-name="P68">{ root[i] = tmp; break;</text:p>
      <text:p text:style-name="P69">} else if (strcmp(root[i]-&gt;name, tmp-&gt;name) == 0)</text:p>
      <text:p text:style-name="P70"><text:soft-page-break/>{ found = 1; break;</text:p>
      <text:p text:style-name="P31">}</text:p>
      <text:p text:style-name="P71">if (found) printf(" Duplicate file name!\n");</text:p>
      <text:p text:style-name="P72">else printf(" Successfully added file!\n");</text:p>
      <text:p text:style-name="P20">}</text:p>
      <text:p text:style-name="P13">void displaySingleLevel(File *root[])</text:p>
      <text:p text:style-name="P73">{ if (!root[0]) printf(" Empty Directory!\n");</text:p>
      <text:p text:style-name="P74">else { printf(" +---------------------------+---------------+\n"); printf(" | File Name | Start Address |\n"); printf(" +---------------------------+---------------+\n"); for (int i = 0; i &lt; MAX &amp;&amp; root[i]; i++)</text:p>
      <text:p text:style-name="P57"><text:span text:style-name="T3"><text:tab/></text:span>printf(" | %-25s |<text:tab/>%-4d<text:tab/>|\n", root[i]-&gt;name,</text:p>
      <text:p text:style-name="P75"><text:span text:style-name="T10">,</text:span><text:span text:style-name="T2">→ </text:span>root[i]-&gt;start_address); printf(" +---------------------------+---------------+\n"); } }</text:p>
      <text:p text:style-name="P13">void insertDirectoryTree(Directory *const root)</text:p>
      <text:p text:style-name="P76">{ char path[100]; printf(" Enter path to directory [root/.../...]: "); scanf("%[^\n]", path);</text:p>
      <text:p text:style-name="P77">char *dir, *new_dir; Directory *cd = root; int found = 0, created = 0;</text:p>
      <text:p text:style-name="P78">dir = strtok(path, "/"); if (strcmp(path, "root"))</text:p>
      <text:p text:style-name="P79">{ printf(" Path should start with root!\n"); return;</text:p>
      <text:p text:style-name="P80">} dir = strtok(NULL, "/"); if (!dir)</text:p>
      <text:p text:style-name="P81">{ printf(" \nInvalid Directory Name!\n"); return;</text:p>
      <text:p text:style-name="P82">} while (dir != NULL)</text:p>
      <text:p text:style-name="P27">{</text:p>
      <text:p text:style-name="P30">for (int i = 0; i &lt; MAX_DIR; i++)</text:p>
      <text:p text:style-name="P83">{ if (cd-&gt;subdir[i]) if (strcmp(dir, cd-&gt;subdir[i]-&gt;name) == 0)</text:p>
      <text:p text:style-name="P84">{ cd = cd-&gt;subdir[i]; found = 1; break;</text:p>
      <text:p text:style-name="P85">} } new_dir = dir; dir = strtok(NULL, "/"); if (!found) break;</text:p>
      <text:p text:style-name="P86">} if (dir == NULL)</text:p>
      <text:p text:style-name="P27"><text:soft-page-break/>{</text:p>
      <text:p text:style-name="P87">for (int i = 0; i &lt; MAX_DIR; i++) if (!cd-&gt;subdir[i])</text:p>
      <text:p text:style-name="P88">{ cd-&gt;subdir[i] = (Directory *)malloc(sizeof(Directory)); init_dir(cd-&gt;subdir[i]); strcpy(cd-&gt;subdir[i]-&gt;name, new_dir); created = 1; break;</text:p>
      <text:p text:style-name="P89">} else if (strcmp(cd-&gt;subdir[i]-&gt;name, new_dir) == 0) break;</text:p>
      <text:p text:style-name="P28">}</text:p>
      <text:p text:style-name="P90">if (created) printf(" Successfully created directory!\n");</text:p>
      <text:p text:style-name="P91">else printf(" Unable to create directory!\n");</text:p>
      <text:p text:style-name="P20">}</text:p>
      <text:p text:style-name="P19">void insertFileTree(Directory *const root)</text:p>
      <text:p text:style-name="P92">{ char path[100]; printf(" Enter path to files [root/.../...]: "); scanf("%[^\n]", path);</text:p>
      <text:p text:style-name="P77">char *dir, *new_file; Directory *cd = root; int found = 0, created = 0;</text:p>
      <text:p text:style-name="P78">dir = strtok(path, "/"); if (strcmp(path, "root"))</text:p>
      <text:p text:style-name="P79">{ printf(" Path should start with root!\n"); return;</text:p>
      <text:p text:style-name="P80">} dir = strtok(NULL, "/"); while (dir != NULL)</text:p>
      <text:p text:style-name="P27">{</text:p>
      <text:p text:style-name="P30">for (int i = 0; i &lt; MAX_DIR; i++)</text:p>
      <text:p text:style-name="P83">{ if (cd-&gt;subdir[i]) if (strcmp(dir, cd-&gt;subdir[i]-&gt;name) == 0)</text:p>
      <text:p text:style-name="P84">{ cd = cd-&gt;subdir[i]; found = 1; break;</text:p>
      <text:p text:style-name="P85">} } new_file = dir; dir = strtok(NULL, "/"); if (!found) break;</text:p>
      <text:p text:style-name="P86">} if (dir == NULL)</text:p>
      <text:p text:style-name="P27">{</text:p>
      <text:p text:style-name="P87">for (int i = 0; i &lt; MAX_DIR; i++) if (!cd-&gt;f[i])</text:p>
      <text:p text:style-name="P93">{ cd-&gt;f[i] = (File *)malloc(sizeof(File)); strcpy(cd-&gt;f[i]-&gt;name, new_file); created = 1; break;</text:p>
      <text:p text:style-name="P94"><text:soft-page-break/>} else if (strcmp(cd-&gt;f[i]-&gt;name, new_file) == 0) break;</text:p>
      <text:p text:style-name="P28">}</text:p>
      <text:p text:style-name="P95">if (created) printf(" Successfully created File!\n");</text:p>
      <text:p text:style-name="P96">else printf(" Unable to create File!\n");</text:p>
      <text:p text:style-name="P20">}</text:p>
      <text:p text:style-name="P19">void displayTree(const Directory *dir, char path[100])</text:p>
      <text:p text:style-name="P19">{</text:p>
      <text:p text:style-name="P97">for (int i = 0; i &lt; MAX_FILE; i++) if (dir-&gt;f[i]) printf(" | %-25s | %-35s |\n", dir-&gt;f[i]-&gt;name, path);</text:p>
      <text:p text:style-name="P98">for (int i = 0; i &lt; MAX_DIR; i++) if (dir-&gt;subdir[i])</text:p>
      <text:p text:style-name="P99">{ strcat(path, "/"); strcat(path, dir-&gt;subdir[i]-&gt;name); displayTree(dir-&gt;subdir[i], path);</text:p>
      <text:p text:style-name="P30">}</text:p>
      <text:p text:style-name="P21">}</text:p>
      <text:p text:style-name="P10"><text:span text:style-name="T6">O</text:span><text:span text:style-name="T7">UTPUT:</text:span></text:p>
      <text:p text:style-name="P19">FILE ORGANISATION TECHNIQUES</text:p>
      <text:list xml:id="list986949822" text:style-name="WWNum2">
        <text:list-item>
          <text:p text:style-name="P100">- Single Level Directory</text:p>
        </text:list-item>
        <text:list-item>
          <text:p text:style-name="P100">- Tree Structure Directory</text:p>
        </text:list-item>
      </text:list>
      <text:list xml:id="list1312694743" text:style-name="WWNum3">
        <text:list-item>
          <text:p text:style-name="P101">- Exit</text:p>
        </text:list-item>
      </text:list>
      <text:p text:style-name="P121">--------------------------------Enter your choice: 1</text:p>
      <text:p text:style-name="P19">SINGLE LEVEL DIRECTORY</text:p>
      <text:list xml:id="list135212678502233" text:continue-numbering="true" text:style-name="WWNum3">
        <text:list-item>
          <text:p text:style-name="P101">- Create a file</text:p>
        </text:list-item>
        <text:list-item>
          <text:p text:style-name="P101">- List all files</text:p>
        </text:list-item>
      </text:list>
      <text:list xml:id="list2889388720" text:style-name="WWNum4">
        <text:list-item>
          <text:p text:style-name="P102">- Back</text:p>
        </text:list-item>
      </text:list>
      <text:p text:style-name="P122">-----------------------------</text:p>
      <text:p text:style-name="P122">Enter your choice: 1</text:p>
      <text:p text:style-name="P126">Enter the name of the file: file1.txt Successfully added file!</text:p>
      <text:p text:style-name="P19">SINGLE LEVEL DIRECTORY</text:p>
      <text:list xml:id="list135212605628166" text:continue-numbering="true" text:style-name="WWNum4">
        <text:list-item>
          <text:p text:style-name="P102">- Create a file</text:p>
        </text:list-item>
        <text:list-item>
          <text:p text:style-name="P102">- List all files</text:p>
        </text:list-item>
      </text:list>
      <text:list xml:id="list2283713440" text:style-name="WWNum5">
        <text:list-item>
          <text:p text:style-name="P103">- Back</text:p>
        </text:list-item>
      </text:list>
      <text:p text:style-name="P122">-----------------------------</text:p>
      <text:p text:style-name="P122">Enter your choice: 1</text:p>
      <text:p text:style-name="P126">Enter the name of the file: hello.pdf Successfully added file!</text:p>
      <text:p text:style-name="P19"><text:soft-page-break/>SINGLE LEVEL DIRECTORY</text:p>
      <text:list xml:id="list135211824777179" text:continue-numbering="true" text:style-name="WWNum5">
        <text:list-item>
          <text:p text:style-name="P103">- Create a file</text:p>
        </text:list-item>
        <text:list-item>
          <text:p text:style-name="P103">- List all files</text:p>
        </text:list-item>
      </text:list>
      <text:list xml:id="list3256682785" text:style-name="WWNum6">
        <text:list-item>
          <text:p text:style-name="P104">- Back</text:p>
        </text:list-item>
      </text:list>
      <text:p text:style-name="P122">-----------------------------</text:p>
      <text:p text:style-name="P122">Enter your choice: 2</text:p>
      <text:p text:style-name="P136">+---------------------------+---------------+</text:p>
      <text:p text:style-name="P51">|<text:tab/>File Name<text:tab/> <text:s text:c="7"/>| Start Address |</text:p>
      <text:p text:style-name="P136">+---------------------------+---------------+</text:p>
      <text:p text:style-name="P52">| file1.txt<text:tab/> <text:s text:c="5"/>|<text:tab/>1500<text:tab/> <text:s text:c="9"/>|</text:p>
      <text:p text:style-name="P52">| hello.pdf<text:tab/> <text:s text:c="5"/>|<text:tab/>3000<text:tab/> <text:s text:c="9"/>|</text:p>
      <text:p text:style-name="P138">+---------------------------+---------------+</text:p>
      <text:p text:style-name="P19">SINGLE LEVEL DIRECTORY</text:p>
      <text:list xml:id="list135210826822803" text:continue-numbering="true" text:style-name="WWNum6">
        <text:list-item>
          <text:p text:style-name="P104">- Create a file</text:p>
        </text:list-item>
        <text:list-item>
          <text:p text:style-name="P104">- List all files</text:p>
        </text:list-item>
      </text:list>
      <text:list xml:id="list3202808606" text:style-name="WWNum7">
        <text:list-item>
          <text:p text:style-name="P105">- Back</text:p>
        </text:list-item>
      </text:list>
      <text:p text:style-name="P127">----------------------------Enter your choice: 1</text:p>
      <text:p text:style-name="P129">Enter the name of the file: hello.pdf Duplicate file name!</text:p>
      <text:p text:style-name="P19">SINGLE LEVEL DIRECTORY</text:p>
      <text:list xml:id="list135211109044904" text:continue-numbering="true" text:style-name="WWNum7">
        <text:list-item>
          <text:p text:style-name="P105">- Create a file</text:p>
        </text:list-item>
        <text:list-item>
          <text:p text:style-name="P105">- List all files</text:p>
        </text:list-item>
      </text:list>
      <text:list xml:id="list1492548473" text:style-name="WWNum8">
        <text:list-item>
          <text:p text:style-name="P106">- Back</text:p>
        </text:list-item>
      </text:list>
      <text:p text:style-name="P122">-----------------------------</text:p>
      <text:p text:style-name="P122">Enter your choice: 1</text:p>
      <text:p text:style-name="P126">Enter the name of the file: image.png Successfully added file!</text:p>
      <text:p text:style-name="P19">SINGLE LEVEL DIRECTORY</text:p>
      <text:list xml:id="list135211662944592" text:continue-numbering="true" text:style-name="WWNum8">
        <text:list-item>
          <text:p text:style-name="P106">- Create a file</text:p>
        </text:list-item>
        <text:list-item>
          <text:p text:style-name="P106">- List all files</text:p>
        </text:list-item>
      </text:list>
      <text:list xml:id="list2646852003" text:style-name="WWNum9">
        <text:list-item>
          <text:p text:style-name="P107">- Back</text:p>
        </text:list-item>
      </text:list>
      <text:p text:style-name="P122">-----------------------------</text:p>
      <text:p text:style-name="P123">Enter your choice: 2 </text:p>
      <text:p text:style-name="P137">+---------------------------+---------------+</text:p>
      <text:p text:style-name="P51">|<text:tab/>File Name<text:tab/> <text:s text:c="7"/>| Start Address |</text:p>
      <text:p text:style-name="P136">+---------------------------+---------------+</text:p>
      <text:p text:style-name="P52">| file1.txt<text:tab/> <text:s text:c="5"/>|<text:tab/>1500<text:tab/> <text:s text:c="8"/>|</text:p>
      <text:p text:style-name="P52">| hello.pdf<text:tab/> <text:s text:c="5"/>|<text:tab/>3000<text:tab/> <text:s text:c="8"/>|</text:p>
      <text:p text:style-name="P52">| image.png<text:tab/> <text:s text:c="5"/>|<text:tab/>7500<text:tab/> <text:s text:c="8"/>|</text:p>
      <text:p text:style-name="P138">+---------------------------+---------------+</text:p>
      <text:p text:style-name="P19">SINGLE LEVEL DIRECTORY</text:p>
      <text:list xml:id="list135212846274382" text:continue-numbering="true" text:style-name="WWNum9">
        <text:list-item>
          <text:p text:style-name="P107">- Create a file</text:p>
        </text:list-item>
        <text:list-item>
          <text:p text:style-name="P107">- List all files</text:p>
        </text:list-item>
      </text:list>
      <text:list xml:id="list3734567542" text:style-name="WWNum10">
        <text:list-item>
          <text:p text:style-name="P108">- Back</text:p>
        </text:list-item>
      </text:list>
      <text:p text:style-name="P128">----------------------------Enter your choice: 0</text:p>
      <text:p text:style-name="P19"><text:soft-page-break/>FILE ORGANISATION TECHNIQUES</text:p>
      <text:list xml:id="list135211209138496" text:continue-numbering="true" text:style-name="WWNum10">
        <text:list-item>
          <text:p text:style-name="P108">- Single Level Directory</text:p>
        </text:list-item>
        <text:list-item>
          <text:p text:style-name="P108">- Tree Structure Directory</text:p>
        </text:list-item>
      </text:list>
      <text:list xml:id="list1452811968" text:style-name="WWNum11">
        <text:list-item>
          <text:p text:style-name="P109">- Exit</text:p>
        </text:list-item>
      </text:list>
      <text:p text:style-name="P121">--------------------------------Enter your choice: 2</text:p>
      <text:p text:style-name="P19">TREE STRUCTURE DIRECTORY</text:p>
      <text:list xml:id="list135211596723507" text:continue-numbering="true" text:style-name="WWNum11">
        <text:list-item>
          <text:p text:style-name="P109">- Create a file</text:p>
        </text:list-item>
        <text:list-item>
          <text:p text:style-name="P109">- Create a directory</text:p>
        </text:list-item>
        <text:list-item>
          <text:p text:style-name="P109">- List all files</text:p>
        </text:list-item>
      </text:list>
      <text:list xml:id="list587269656" text:style-name="WWNum12">
        <text:list-item>
          <text:p text:style-name="P110">- Back</text:p>
        </text:list-item>
      </text:list>
      <text:p text:style-name="P122">-----------------------------</text:p>
      <text:p text:style-name="P122">Enter your choice: 1</text:p>
      <text:p text:style-name="P130">Enter path to files [root/.../...]: root/file.txt Successfully created File!</text:p>
      <text:p text:style-name="P19">TREE STRUCTURE DIRECTORY</text:p>
      <text:list xml:id="list135212900240984" text:continue-numbering="true" text:style-name="WWNum12">
        <text:list-item>
          <text:p text:style-name="P110">- Create a file</text:p>
        </text:list-item>
        <text:list-item>
          <text:p text:style-name="P110">- Create a directory</text:p>
        </text:list-item>
        <text:list-item>
          <text:p text:style-name="P110">- List all files</text:p>
        </text:list-item>
      </text:list>
      <text:list xml:id="list2519589204" text:style-name="WWNum13">
        <text:list-item>
          <text:p text:style-name="P111">- Back</text:p>
        </text:list-item>
      </text:list>
      <text:p text:style-name="P122">-----------------------------</text:p>
      <text:p text:style-name="P122">Enter your choice: 2</text:p>
      <text:p text:style-name="P130">Enter path to directory [root/.../...]: root/dir1 Successfully created directory!</text:p>
      <text:p text:style-name="P19">TREE STRUCTURE DIRECTORY</text:p>
      <text:list xml:id="list135212915893026" text:continue-numbering="true" text:style-name="WWNum13">
        <text:list-item>
          <text:p text:style-name="P111">- Create a file</text:p>
        </text:list-item>
        <text:list-item>
          <text:p text:style-name="P111">- Create a directory</text:p>
        </text:list-item>
        <text:list-item>
          <text:p text:style-name="P111">- List all files</text:p>
        </text:list-item>
      </text:list>
      <text:list xml:id="list3299404259" text:style-name="WWNum14">
        <text:list-item>
          <text:p text:style-name="P112">- Back</text:p>
        </text:list-item>
      </text:list>
      <text:p text:style-name="P122">-----------------------------</text:p>
      <text:p text:style-name="P122">Enter your choice: 1</text:p>
      <text:p text:style-name="P131">Enter path to files [root/.../...]: root/dir1/file.txt Successfully created File!</text:p>
      <text:p text:style-name="P19">TREE STRUCTURE DIRECTORY</text:p>
      <text:list xml:id="list135211284164491" text:continue-numbering="true" text:style-name="WWNum14">
        <text:list-item>
          <text:p text:style-name="P112">- Create a file</text:p>
        </text:list-item>
        <text:list-item>
          <text:p text:style-name="P112">- Create a directory</text:p>
        </text:list-item>
        <text:list-item>
          <text:p text:style-name="P112">- List all files</text:p>
        </text:list-item>
      </text:list>
      <text:list xml:id="list2100094194" text:style-name="WWNum15">
        <text:list-item>
          <text:p text:style-name="P113">- Back</text:p>
        </text:list-item>
      </text:list>
      <text:p text:style-name="P122">-----------------------------</text:p>
      <text:p text:style-name="P122">Enter your choice: 1</text:p>
      <text:p text:style-name="P133">Enter path to files [root/.../...]: root/image.png Successfully created File!</text:p>
      <text:p text:style-name="P19">TREE STRUCTURE DIRECTORY</text:p>
      <text:list xml:id="list135212236609390" text:continue-numbering="true" text:style-name="WWNum15">
        <text:list-item>
          <text:p text:style-name="P113">- Create a file</text:p>
        </text:list-item>
        <text:list-item>
          <text:p text:style-name="P113">- Create a directory</text:p>
        </text:list-item>
        <text:list-item>
          <text:p text:style-name="P113"><text:soft-page-break/>- List all files</text:p>
        </text:list-item>
      </text:list>
      <text:list xml:id="list3542773495" text:style-name="WWNum16">
        <text:list-item>
          <text:p text:style-name="P114">- Back</text:p>
        </text:list-item>
      </text:list>
      <text:p text:style-name="P122">-----------------------------</text:p>
      <text:p text:style-name="P122">Enter your choice: 1</text:p>
      <text:p text:style-name="P133">Enter path to files [root/.../...]: root/hello.pdf Successfully created File!</text:p>
      <text:p text:style-name="P19">TREE STRUCTURE DIRECTORY</text:p>
      <text:list xml:id="list135212897494818" text:continue-numbering="true" text:style-name="WWNum16">
        <text:list-item>
          <text:p text:style-name="P114">- Create a file</text:p>
        </text:list-item>
        <text:list-item>
          <text:p text:style-name="P114">- Create a directory</text:p>
        </text:list-item>
        <text:list-item>
          <text:p text:style-name="P114">- List all files</text:p>
        </text:list-item>
      </text:list>
      <text:list xml:id="list3504668771" text:style-name="WWNum17">
        <text:list-item>
          <text:p text:style-name="P115">- Back</text:p>
        </text:list-item>
      </text:list>
      <text:p text:style-name="P122">-----------------------------</text:p>
      <text:p text:style-name="P122">Enter your choice: 1</text:p>
      <text:p text:style-name="P134">Enter path to files [root/.../...]: root/test.txt Unable to create File!</text:p>
      <text:p text:style-name="P19">TREE STRUCTURE DIRECTORY</text:p>
      <text:list xml:id="list135211109126813" text:continue-numbering="true" text:style-name="WWNum17">
        <text:list-item>
          <text:p text:style-name="P115">- Create a file</text:p>
        </text:list-item>
        <text:list-item>
          <text:p text:style-name="P115">- Create a directory</text:p>
        </text:list-item>
        <text:list-item>
          <text:p text:style-name="P115">- List all files</text:p>
        </text:list-item>
      </text:list>
      <text:p text:style-name="P122">0 - Back</text:p>
      <text:p text:style-name="P122">-----------------------------</text:p>
      <text:p text:style-name="P122">Enter your choice: 3</text:p>
      <text:p text:style-name="P136">+------------------------+--------------------------------+</text:p>
      <text:p text:style-name="P53">|<text:tab/>File Name<text:tab/>|<text:tab/>Path<text:tab/>|</text:p>
      <text:p text:style-name="P136">+------------------------+--------------------------------+</text:p>
      <text:p text:style-name="P54">| file.txt<text:tab/>| /root<text:tab/>|</text:p>
      <text:p text:style-name="P54">| image.png<text:tab/>| /root<text:tab/>|</text:p>
      <text:p text:style-name="P54">| hello.pdf<text:tab/>| /root<text:tab/>|</text:p>
      <text:p text:style-name="P55">| file.txt<text:tab/>| /root/dir1<text:tab/>|</text:p>
      <text:p text:style-name="P124">+-----------------------+---------------------------------+</text:p>
      <text:p text:style-name="P19">TREE STRUCTURE DIRECTORY</text:p>
      <text:list xml:id="list958434144" text:style-name="WWNum18">
        <text:list-item>
          <text:p text:style-name="P116">- Create a file</text:p>
        </text:list-item>
        <text:list-item>
          <text:p text:style-name="P116">- Create a directory</text:p>
        </text:list-item>
        <text:list-item>
          <text:p text:style-name="P116">- List all files</text:p>
        </text:list-item>
      </text:list>
      <text:list xml:id="list2190980507" text:style-name="WWNum19">
        <text:list-item>
          <text:p text:style-name="P117">- Back</text:p>
        </text:list-item>
      </text:list>
      <text:p text:style-name="P122">-----------------------------</text:p>
      <text:p text:style-name="P122">Enter your choice: 2</text:p>
      <text:p text:style-name="P132">Enter path to directory [root/.../...]: root/dir1/dir2 Successfully created directory!</text:p>
      <text:p text:style-name="P19">TREE STRUCTURE DIRECTORY</text:p>
      <text:list xml:id="list135211237371701" text:continue-numbering="true" text:style-name="WWNum19">
        <text:list-item>
          <text:p text:style-name="P117">- Create a file</text:p>
        </text:list-item>
        <text:list-item>
          <text:p text:style-name="P117">- Create a directory</text:p>
        </text:list-item>
        <text:list-item>
          <text:p text:style-name="P117">- List all files</text:p>
        </text:list-item>
      </text:list>
      <text:list xml:id="list541504782" text:style-name="WWNum20">
        <text:list-item>
          <text:p text:style-name="P118">- Back</text:p>
        </text:list-item>
      </text:list>
      <text:p text:style-name="P122">-----------------------------</text:p>
      <text:p text:style-name="P122">Enter your choice: 1</text:p>
      <text:p text:style-name="P125">Enter path to files [root/.../...]: root/dir1/dir2/sample.txt Successfully created File!</text:p>
      <text:p text:style-name="P19"><text:soft-page-break/>TREE STRUCTURE DIRECTORY</text:p>
      <text:list xml:id="list135211363102863" text:continue-numbering="true" text:style-name="WWNum20">
        <text:list-item>
          <text:p text:style-name="P118">- Create a file</text:p>
        </text:list-item>
        <text:list-item>
          <text:p text:style-name="P118">- Create a directory</text:p>
        </text:list-item>
        <text:list-item>
          <text:p text:style-name="P118">- List all files</text:p>
        </text:list-item>
      </text:list>
      <text:list xml:id="list1467438051" text:style-name="WWNum21">
        <text:list-item>
          <text:p text:style-name="P119">- Back</text:p>
        </text:list-item>
      </text:list>
      <text:p text:style-name="P122">-----------------------------</text:p>
      <text:p text:style-name="P122">Enter your choice: 3</text:p>
      <text:p text:style-name="P122">+-----------------------+---------------------------------+</text:p>
      <text:p text:style-name="P53">|<text:tab/>File Name<text:tab/>|<text:tab/>Path<text:tab/>|</text:p>
      <text:p text:style-name="P122">+-----------------------+---------------------------------+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6">| file.txt</text:p>
          </table:table-cell>
          <table:table-cell table:style-name="Table1.A1" office:value-type="string">
            <text:p text:style-name="P56">| /root</text:p>
          </table:table-cell>
          <table:table-cell table:style-name="Table1.A1" office:value-type="string">
            <text:p text:style-name="P58">|</text:p>
          </table:table-cell>
        </table:table-row>
        <table:table-row table:style-name="Table1.2">
          <table:table-cell table:style-name="Table1.A1" office:value-type="string">
            <text:p text:style-name="P56">| image.png</text:p>
          </table:table-cell>
          <table:table-cell table:style-name="Table1.A1" office:value-type="string">
            <text:p text:style-name="P56">| /root</text:p>
          </table:table-cell>
          <table:table-cell table:style-name="Table1.A1" office:value-type="string">
            <text:p text:style-name="P58">|</text:p>
          </table:table-cell>
        </table:table-row>
        <table:table-row table:style-name="Table1.2">
          <table:table-cell table:style-name="Table1.A1" office:value-type="string">
            <text:p text:style-name="P56">| hello.pdf</text:p>
          </table:table-cell>
          <table:table-cell table:style-name="Table1.A1" office:value-type="string">
            <text:p text:style-name="P56">| /root</text:p>
          </table:table-cell>
          <table:table-cell table:style-name="Table1.A1" office:value-type="string">
            <text:p text:style-name="P58">|</text:p>
          </table:table-cell>
        </table:table-row>
        <table:table-row table:style-name="Table1.2">
          <table:table-cell table:style-name="Table1.A1" office:value-type="string">
            <text:p text:style-name="P56">| file.txt</text:p>
          </table:table-cell>
          <table:table-cell table:style-name="Table1.A1" office:value-type="string">
            <text:p text:style-name="P56">| /root/dir1</text:p>
          </table:table-cell>
          <table:table-cell table:style-name="Table1.A1" office:value-type="string">
            <text:p text:style-name="P58">|</text:p>
          </table:table-cell>
        </table:table-row>
        <table:table-row table:style-name="Table1.1">
          <table:table-cell table:style-name="Table1.A1" office:value-type="string">
            <text:p text:style-name="P56">| sample.txt</text:p>
          </table:table-cell>
          <table:table-cell table:style-name="Table1.A1" office:value-type="string">
            <text:p text:style-name="P56">| /root/dir1/dir2/</text:p>
          </table:table-cell>
          <table:table-cell table:style-name="Table1.A1" office:value-type="string">
            <text:p text:style-name="P58">|</text:p>
          </table:table-cell>
        </table:table-row>
      </table:table>
      <text:p text:style-name="P124">+-----------------------+---------------------------------+</text:p>
      <text:p text:style-name="P19">TREE STRUCTURE DIRECTORY</text:p>
      <text:list xml:id="list135211522869955" text:continue-numbering="true" text:style-name="WWNum21">
        <text:list-item>
          <text:p text:style-name="P119">- Create a file</text:p>
        </text:list-item>
        <text:list-item>
          <text:p text:style-name="P119">- Create a directory</text:p>
        </text:list-item>
        <text:list-item>
          <text:p text:style-name="P119">- List all files</text:p>
        </text:list-item>
      </text:list>
      <text:list xml:id="list3460435900" text:style-name="WWNum22">
        <text:list-item>
          <text:p text:style-name="P120">- Back</text:p>
        </text:list-item>
      </text:list>
      <text:p text:style-name="P135">----------------------------Enter your choice: 0 Invalid Input!</text:p>
      <text:p text:style-name="P19">FILE ORGANISATION TECHNIQUES</text:p>
      <text:list xml:id="list135211364930778" text:continue-numbering="true" text:style-name="WWNum22">
        <text:list-item>
          <text:p text:style-name="P120">- Single Level Directory</text:p>
        </text:list-item>
        <text:list-item>
          <text:p text:style-name="P120">- Tree Structure Directory</text:p>
        </text:list-item>
      </text:list>
      <text:p text:style-name="P122">0 - Exit</text:p>
      <text:p text:style-name="P122">---------------------------------</text:p>
      <text:p text:style-name="P122">Enter your choice: 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n" fo:country="IN" style:letter-kerning="false" style:font-name-asian="F" style:font-size-asian="11pt" style:language-asian="en" style:country-asian="IN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0pt" fo:language="en" fo:country="IN" style:letter-kerning="false" style:font-name-asian="F" style:font-size-asian="11pt" style:language-asian="en" style:country-asian="IN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018cm" fo:margin-right="13.654cm" fo:margin-top="0cm" fo:margin-bottom="0.009cm" loext:contextual-spacing="false" fo:line-height="112%" fo:text-align="start" style:justify-single-word="false" fo:orphans="2" fo:widows="2" fo:text-indent="-0.018cm" style:auto-text-indent="false" style:writing-mode="lr-tb"/>
      <style:text-properties fo:color="#000000"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line-through-type="none" style:text-position="0% 100%" fo:font-size="12pt" fo:font-style="italic" style:text-underline-style="none" fo:font-weight="normal" style:font-name-asian="Calibri1" style:font-family-asian="Calibri" style:font-family-generic-asian="system" style:font-pitch-asian="variable" style:font-size-asian="12pt" style:font-style-asian="italic" style:font-weight-asian="normal" style:font-name-complex="Calibri1" style:font-family-complex="Calibri" style:font-family-generic-complex="system" style:font-pitch-complex="variable" style:font-size-complex="12pt" style:font-style-complex="italic" loext:padding="0cm" loext:border="none"/>
    </style:style>
    <style:style style:name="ListLabel_20_2" style:display-name="ListLabel 2" style:family="text">
      <style:text-properties fo:color="#000000" style:text-line-through-style="none" style:text-line-through-type="none" style:text-position="0% 100%" fo:font-size="12pt" fo:font-style="italic" style:text-underline-style="none" fo:font-weight="normal" style:font-name-asian="Calibri1" style:font-family-asian="Calibri" style:font-family-generic-asian="system" style:font-pitch-asian="variable" style:font-size-asian="12pt" style:font-style-asian="italic" style:font-weight-asian="normal" style:font-name-complex="Calibri1" style:font-family-complex="Calibri" style:font-family-generic-complex="system" style:font-pitch-complex="variable" style:font-size-complex="12pt" style:font-style-complex="italic" loext:padding="0cm" loext:border="none"/>
    </style:style>
    <style:style style:name="ListLabel_20_3" style:display-name="ListLabel 3" style:family="text">
      <style:text-properties fo:color="#000000" style:text-line-through-style="none" style:text-line-through-type="none" style:text-position="0% 100%" fo:font-size="12pt" fo:font-style="italic" style:text-underline-style="none" fo:font-weight="normal" style:font-name-asian="Calibri1" style:font-family-asian="Calibri" style:font-family-generic-asian="system" style:font-pitch-asian="variable" style:font-size-asian="12pt" style:font-style-asian="italic" style:font-weight-asian="normal" style:font-name-complex="Calibri1" style:font-family-complex="Calibri" style:font-family-generic-complex="system" style:font-pitch-complex="variable" style:font-size-complex="12pt" style:font-style-complex="italic" loext:padding="0cm" loext:border="none"/>
    </style:style>
    <style:style style:name="ListLabel_20_4" style:display-name="ListLabel 4" style:family="text">
      <style:text-properties fo:color="#000000" style:text-line-through-style="none" style:text-line-through-type="none" style:text-position="0% 100%" fo:font-size="12pt" fo:font-style="italic" style:text-underline-style="none" fo:font-weight="normal" style:font-name-asian="Calibri1" style:font-family-asian="Calibri" style:font-family-generic-asian="system" style:font-pitch-asian="variable" style:font-size-asian="12pt" style:font-style-asian="italic" style:font-weight-asian="normal" style:font-name-complex="Calibri1" style:font-family-complex="Calibri" style:font-family-generic-complex="system" style:font-pitch-complex="variable" style:font-size-complex="12pt" style:font-style-complex="italic" loext:padding="0cm" loext:border="none"/>
    </style:style>
    <style:style style:name="ListLabel_20_5" style:display-name="ListLabel 5" style:family="text">
      <style:text-properties fo:color="#000000" style:text-line-through-style="none" style:text-line-through-type="none" style:text-position="0% 100%" fo:font-size="12pt" fo:font-style="italic" style:text-underline-style="none" fo:font-weight="normal" style:font-name-asian="Calibri1" style:font-family-asian="Calibri" style:font-family-generic-asian="system" style:font-pitch-asian="variable" style:font-size-asian="12pt" style:font-style-asian="italic" style:font-weight-asian="normal" style:font-name-complex="Calibri1" style:font-family-complex="Calibri" style:font-family-generic-complex="system" style:font-pitch-complex="variable" style:font-size-complex="12pt" style:font-style-complex="italic" loext:padding="0cm" loext:border="none"/>
    </style:style>
    <style:style style:name="ListLabel_20_6" style:display-name="ListLabel 6" style:family="text">
      <style:text-properties fo:color="#000000" style:text-line-through-style="none" style:text-line-through-type="none" style:text-position="0% 100%" fo:font-size="12pt" fo:font-style="italic" style:text-underline-style="none" fo:font-weight="normal" style:font-name-asian="Calibri1" style:font-family-asian="Calibri" style:font-family-generic-asian="system" style:font-pitch-asian="variable" style:font-size-asian="12pt" style:font-style-asian="italic" style:font-weight-asian="normal" style:font-name-complex="Calibri1" style:font-family-complex="Calibri" style:font-family-generic-complex="system" style:font-pitch-complex="variable" style:font-size-complex="12pt" style:font-style-complex="italic" loext:padding="0cm" loext:border="none"/>
    </style:style>
    <style:style style:name="ListLabel_20_7" style:display-name="ListLabel 7" style:family="text">
      <style:text-properties fo:color="#000000" style:text-line-through-style="none" style:text-line-through-type="none" style:text-position="0% 100%" fo:font-size="12pt" fo:font-style="italic" style:text-underline-style="none" fo:font-weight="normal" style:font-name-asian="Calibri1" style:font-family-asian="Calibri" style:font-family-generic-asian="system" style:font-pitch-asian="variable" style:font-size-asian="12pt" style:font-style-asian="italic" style:font-weight-asian="normal" style:font-name-complex="Calibri1" style:font-family-complex="Calibri" style:font-family-generic-complex="system" style:font-pitch-complex="variable" style:font-size-complex="12pt" style:font-style-complex="italic" loext:padding="0cm" loext:border="none"/>
    </style:style>
    <style:style style:name="ListLabel_20_8" style:display-name="ListLabel 8" style:family="text">
      <style:text-properties fo:color="#000000" style:text-line-through-style="none" style:text-line-through-type="none" style:text-position="0% 100%" fo:font-size="12pt" fo:font-style="italic" style:text-underline-style="none" fo:font-weight="normal" style:font-name-asian="Calibri1" style:font-family-asian="Calibri" style:font-family-generic-asian="system" style:font-pitch-asian="variable" style:font-size-asian="12pt" style:font-style-asian="italic" style:font-weight-asian="normal" style:font-name-complex="Calibri1" style:font-family-complex="Calibri" style:font-family-generic-complex="system" style:font-pitch-complex="variable" style:font-size-complex="12pt" style:font-style-complex="italic" loext:padding="0cm" loext:border="none"/>
    </style:style>
    <style:style style:name="ListLabel_20_9" style:display-name="ListLabel 9" style:family="text">
      <style:text-properties fo:color="#000000" style:text-line-through-style="none" style:text-line-through-type="none" style:text-position="0% 100%" fo:font-size="12pt" fo:font-style="italic" style:text-underline-style="none" fo:font-weight="normal" style:font-name-asian="Calibri1" style:font-family-asian="Calibri" style:font-family-generic-asian="system" style:font-pitch-asian="variable" style:font-size-asian="12pt" style:font-style-asian="italic" style:font-weight-asian="normal" style:font-name-complex="Calibri1" style:font-family-complex="Calibri" style:font-family-generic-complex="system" style:font-pitch-complex="variable" style:font-size-complex="12pt" style:font-style-complex="italic" loext:padding="0cm" loext:border="none"/>
    </style:style>
    <style:style style:name="ListLabel_20_10" style:display-name="ListLabel 10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1" style:display-name="ListLabel 11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2" style:display-name="ListLabel 12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3" style:display-name="ListLabel 13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4" style:display-name="ListLabel 14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5" style:display-name="ListLabel 15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6" style:display-name="ListLabel 16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7" style:display-name="ListLabel 17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8" style:display-name="ListLabel 18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9" style:display-name="ListLabel 19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20" style:display-name="ListLabel 20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21" style:display-name="ListLabel 21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22" style:display-name="ListLabel 22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23" style:display-name="ListLabel 23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24" style:display-name="ListLabel 24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25" style:display-name="ListLabel 25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26" style:display-name="ListLabel 26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27" style:display-name="ListLabel 27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28" style:display-name="ListLabel 28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29" style:display-name="ListLabel 29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30" style:display-name="ListLabel 30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31" style:display-name="ListLabel 31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32" style:display-name="ListLabel 32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33" style:display-name="ListLabel 33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34" style:display-name="ListLabel 34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35" style:display-name="ListLabel 35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36" style:display-name="ListLabel 36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37" style:display-name="ListLabel 37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38" style:display-name="ListLabel 38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39" style:display-name="ListLabel 39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40" style:display-name="ListLabel 40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41" style:display-name="ListLabel 41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42" style:display-name="ListLabel 42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43" style:display-name="ListLabel 43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44" style:display-name="ListLabel 44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45" style:display-name="ListLabel 45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46" style:display-name="ListLabel 46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47" style:display-name="ListLabel 47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48" style:display-name="ListLabel 48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49" style:display-name="ListLabel 49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50" style:display-name="ListLabel 50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51" style:display-name="ListLabel 51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52" style:display-name="ListLabel 52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53" style:display-name="ListLabel 53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54" style:display-name="ListLabel 54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55" style:display-name="ListLabel 55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56" style:display-name="ListLabel 56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57" style:display-name="ListLabel 57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58" style:display-name="ListLabel 58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59" style:display-name="ListLabel 59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60" style:display-name="ListLabel 60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61" style:display-name="ListLabel 61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62" style:display-name="ListLabel 62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63" style:display-name="ListLabel 63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64" style:display-name="ListLabel 64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65" style:display-name="ListLabel 65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66" style:display-name="ListLabel 66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67" style:display-name="ListLabel 67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68" style:display-name="ListLabel 68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69" style:display-name="ListLabel 69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70" style:display-name="ListLabel 70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71" style:display-name="ListLabel 71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72" style:display-name="ListLabel 72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73" style:display-name="ListLabel 73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74" style:display-name="ListLabel 74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75" style:display-name="ListLabel 75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76" style:display-name="ListLabel 76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77" style:display-name="ListLabel 77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78" style:display-name="ListLabel 78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79" style:display-name="ListLabel 79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80" style:display-name="ListLabel 80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81" style:display-name="ListLabel 81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82" style:display-name="ListLabel 82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83" style:display-name="ListLabel 83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84" style:display-name="ListLabel 84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85" style:display-name="ListLabel 85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86" style:display-name="ListLabel 86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87" style:display-name="ListLabel 87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88" style:display-name="ListLabel 88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89" style:display-name="ListLabel 89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90" style:display-name="ListLabel 90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91" style:display-name="ListLabel 91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92" style:display-name="ListLabel 92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93" style:display-name="ListLabel 93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94" style:display-name="ListLabel 94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95" style:display-name="ListLabel 95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96" style:display-name="ListLabel 96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97" style:display-name="ListLabel 97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98" style:display-name="ListLabel 98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99" style:display-name="ListLabel 99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00" style:display-name="ListLabel 100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01" style:display-name="ListLabel 101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02" style:display-name="ListLabel 102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03" style:display-name="ListLabel 103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04" style:display-name="ListLabel 104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05" style:display-name="ListLabel 105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06" style:display-name="ListLabel 106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07" style:display-name="ListLabel 107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08" style:display-name="ListLabel 108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09" style:display-name="ListLabel 109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10" style:display-name="ListLabel 110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11" style:display-name="ListLabel 111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12" style:display-name="ListLabel 112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13" style:display-name="ListLabel 113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14" style:display-name="ListLabel 114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15" style:display-name="ListLabel 115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16" style:display-name="ListLabel 116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17" style:display-name="ListLabel 117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18" style:display-name="ListLabel 118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19" style:display-name="ListLabel 119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20" style:display-name="ListLabel 120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21" style:display-name="ListLabel 121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22" style:display-name="ListLabel 122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23" style:display-name="ListLabel 123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24" style:display-name="ListLabel 124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25" style:display-name="ListLabel 125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26" style:display-name="ListLabel 126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27" style:display-name="ListLabel 127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28" style:display-name="ListLabel 128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29" style:display-name="ListLabel 129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30" style:display-name="ListLabel 130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31" style:display-name="ListLabel 131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32" style:display-name="ListLabel 132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33" style:display-name="ListLabel 133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34" style:display-name="ListLabel 134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35" style:display-name="ListLabel 135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36" style:display-name="ListLabel 136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37" style:display-name="ListLabel 137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38" style:display-name="ListLabel 138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39" style:display-name="ListLabel 139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40" style:display-name="ListLabel 140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41" style:display-name="ListLabel 141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42" style:display-name="ListLabel 142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43" style:display-name="ListLabel 143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44" style:display-name="ListLabel 144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45" style:display-name="ListLabel 145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46" style:display-name="ListLabel 146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47" style:display-name="ListLabel 147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48" style:display-name="ListLabel 148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49" style:display-name="ListLabel 149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50" style:display-name="ListLabel 150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51" style:display-name="ListLabel 151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52" style:display-name="ListLabel 152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53" style:display-name="ListLabel 153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54" style:display-name="ListLabel 154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55" style:display-name="ListLabel 155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56" style:display-name="ListLabel 156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57" style:display-name="ListLabel 157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58" style:display-name="ListLabel 158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59" style:display-name="ListLabel 159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60" style:display-name="ListLabel 160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61" style:display-name="ListLabel 161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62" style:display-name="ListLabel 162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63" style:display-name="ListLabel 163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64" style:display-name="ListLabel 164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65" style:display-name="ListLabel 165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66" style:display-name="ListLabel 166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67" style:display-name="ListLabel 167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68" style:display-name="ListLabel 168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69" style:display-name="ListLabel 169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70" style:display-name="ListLabel 170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71" style:display-name="ListLabel 171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72" style:display-name="ListLabel 172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73" style:display-name="ListLabel 173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74" style:display-name="ListLabel 174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75" style:display-name="ListLabel 175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76" style:display-name="ListLabel 176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77" style:display-name="ListLabel 177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78" style:display-name="ListLabel 178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79" style:display-name="ListLabel 179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80" style:display-name="ListLabel 180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81" style:display-name="ListLabel 181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82" style:display-name="ListLabel 182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83" style:display-name="ListLabel 183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84" style:display-name="ListLabel 184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85" style:display-name="ListLabel 185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86" style:display-name="ListLabel 186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87" style:display-name="ListLabel 187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88" style:display-name="ListLabel 188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89" style:display-name="ListLabel 189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90" style:display-name="ListLabel 190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91" style:display-name="ListLabel 191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92" style:display-name="ListLabel 192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93" style:display-name="ListLabel 193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94" style:display-name="ListLabel 194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95" style:display-name="ListLabel 195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96" style:display-name="ListLabel 196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97" style:display-name="ListLabel 197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style:style style:name="ListLabel_20_198" style:display-name="ListLabel 198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alibri1" style:font-family-asian="Calibri" style:font-family-generic-asian="system" style:font-pitch-asian="variable" style:font-size-asian="10pt" style:font-style-asian="normal" style:font-weight-asian="normal" style:font-name-complex="Calibri1" style:font-family-complex="Calibri" style:font-family-generic-complex="system" style:font-pitch-complex="variable" style:font-size-complex="10pt" loext:padding="0cm" loext:border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margin-left="0.878cm"/>
        </style:list-level-properties>
        <style:text-properties fo:font-family="Calibri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margin-left="2.365cm"/>
        </style:list-level-properties>
        <style:text-properties fo:font-family="Calibri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margin-left="3.635cm"/>
        </style:list-level-properties>
        <style:text-properties fo:font-family="Calibri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margin-left="4.905cm"/>
        </style:list-level-properties>
        <style:text-properties fo:font-family="Calibri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margin-left="6.175cm"/>
        </style:list-level-properties>
        <style:text-properties fo:font-family="Calibri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margin-left="7.445cm"/>
        </style:list-level-properties>
        <style:text-properties fo:font-family="Calibri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margin-left="8.715cm"/>
        </style:list-level-properties>
        <style:text-properties fo:font-family="Calibri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margin-left="9.985cm"/>
        </style:list-level-properties>
        <style:text-properties fo:font-family="Calibri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margin-left="11.255cm"/>
        </style:list-level-properties>
        <style:text-properties fo:font-family="Calibri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margin-left="0.527cm"/>
        </style:list-level-properties>
      </text:list-level-style-number>
      <text:list-level-style-number text:level="2" text:style-name="ListLabel_20_11" style:num-format="a" style:num-letter-sync="true">
        <style:list-level-properties text:list-level-position-and-space-mode="label-alignment">
          <style:list-level-label-alignment text:label-followed-by="listtab" fo:margin-left="2.09cm"/>
        </style:list-level-properties>
      </text:list-level-style-number>
      <text:list-level-style-number text:level="3" text:style-name="ListLabel_20_12" style:num-format="i">
        <style:list-level-properties text:list-level-position-and-space-mode="label-alignment">
          <style:list-level-label-alignment text:label-followed-by="listtab" fo:margin-left="3.36cm"/>
        </style:list-level-properties>
      </text:list-level-style-number>
      <text:list-level-style-number text:level="4" text:style-name="ListLabel_20_13" style:num-format="1">
        <style:list-level-properties text:list-level-position-and-space-mode="label-alignment">
          <style:list-level-label-alignment text:label-followed-by="listtab" fo:margin-left="4.63cm"/>
        </style:list-level-properties>
      </text:list-level-style-number>
      <text:list-level-style-number text:level="5" text:style-name="ListLabel_20_14" style:num-format="a" style:num-letter-sync="true">
        <style:list-level-properties text:list-level-position-and-space-mode="label-alignment">
          <style:list-level-label-alignment text:label-followed-by="listtab" fo:margin-left="5.9cm"/>
        </style:list-level-properties>
      </text:list-level-style-number>
      <text:list-level-style-number text:level="6" text:style-name="ListLabel_20_15" style:num-format="i">
        <style:list-level-properties text:list-level-position-and-space-mode="label-alignment">
          <style:list-level-label-alignment text:label-followed-by="listtab" fo:margin-left="7.17cm"/>
        </style:list-level-properties>
      </text:list-level-style-number>
      <text:list-level-style-number text:level="7" text:style-name="ListLabel_20_16" style:num-format="1">
        <style:list-level-properties text:list-level-position-and-space-mode="label-alignment">
          <style:list-level-label-alignment text:label-followed-by="listtab" fo:margin-left="8.44cm"/>
        </style:list-level-properties>
      </text:list-level-style-number>
      <text:list-level-style-number text:level="8" text:style-name="ListLabel_20_17" style:num-format="a" style:num-letter-sync="true">
        <style:list-level-properties text:list-level-position-and-space-mode="label-alignment">
          <style:list-level-label-alignment text:label-followed-by="listtab" fo:margin-left="9.71cm"/>
        </style:list-level-properties>
      </text:list-level-style-number>
      <text:list-level-style-number text:level="9" text:style-name="ListLabel_20_18" style:num-format="i">
        <style:list-level-properties text:list-level-position-and-space-mode="label-alignment">
          <style:list-level-label-alignment text:label-followed-by="listtab" fo:margin-left="10.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format="1">
        <style:list-level-properties text:list-level-position-and-space-mode="label-alignment">
          <style:list-level-label-alignment text:label-followed-by="listtab" fo:margin-left="0.527cm"/>
        </style:list-level-properties>
      </text:list-level-style-number>
      <text:list-level-style-number text:level="2" text:style-name="ListLabel_20_20" style:num-format="a" style:num-letter-sync="true">
        <style:list-level-properties text:list-level-position-and-space-mode="label-alignment">
          <style:list-level-label-alignment text:label-followed-by="listtab" fo:margin-left="2.09cm"/>
        </style:list-level-properties>
      </text:list-level-style-number>
      <text:list-level-style-number text:level="3" text:style-name="ListLabel_20_21" style:num-format="i">
        <style:list-level-properties text:list-level-position-and-space-mode="label-alignment">
          <style:list-level-label-alignment text:label-followed-by="listtab" fo:margin-left="3.36cm"/>
        </style:list-level-properties>
      </text:list-level-style-number>
      <text:list-level-style-number text:level="4" text:style-name="ListLabel_20_22" style:num-format="1">
        <style:list-level-properties text:list-level-position-and-space-mode="label-alignment">
          <style:list-level-label-alignment text:label-followed-by="listtab" fo:margin-left="4.63cm"/>
        </style:list-level-properties>
      </text:list-level-style-number>
      <text:list-level-style-number text:level="5" text:style-name="ListLabel_20_23" style:num-format="a" style:num-letter-sync="true">
        <style:list-level-properties text:list-level-position-and-space-mode="label-alignment">
          <style:list-level-label-alignment text:label-followed-by="listtab" fo:margin-left="5.9cm"/>
        </style:list-level-properties>
      </text:list-level-style-number>
      <text:list-level-style-number text:level="6" text:style-name="ListLabel_20_24" style:num-format="i">
        <style:list-level-properties text:list-level-position-and-space-mode="label-alignment">
          <style:list-level-label-alignment text:label-followed-by="listtab" fo:margin-left="7.17cm"/>
        </style:list-level-properties>
      </text:list-level-style-number>
      <text:list-level-style-number text:level="7" text:style-name="ListLabel_20_25" style:num-format="1">
        <style:list-level-properties text:list-level-position-and-space-mode="label-alignment">
          <style:list-level-label-alignment text:label-followed-by="listtab" fo:margin-left="8.44cm"/>
        </style:list-level-properties>
      </text:list-level-style-number>
      <text:list-level-style-number text:level="8" text:style-name="ListLabel_20_26" style:num-format="a" style:num-letter-sync="true">
        <style:list-level-properties text:list-level-position-and-space-mode="label-alignment">
          <style:list-level-label-alignment text:label-followed-by="listtab" fo:margin-left="9.71cm"/>
        </style:list-level-properties>
      </text:list-level-style-number>
      <text:list-level-style-number text:level="9" text:style-name="ListLabel_20_27" style:num-format="i">
        <style:list-level-properties text:list-level-position-and-space-mode="label-alignment">
          <style:list-level-label-alignment text:label-followed-by="listtab" fo:margin-left="10.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format="1">
        <style:list-level-properties text:list-level-position-and-space-mode="label-alignment">
          <style:list-level-label-alignment text:label-followed-by="listtab" fo:margin-left="0.527cm"/>
        </style:list-level-properties>
      </text:list-level-style-number>
      <text:list-level-style-number text:level="2" text:style-name="ListLabel_20_29" style:num-format="a" style:num-letter-sync="true">
        <style:list-level-properties text:list-level-position-and-space-mode="label-alignment">
          <style:list-level-label-alignment text:label-followed-by="listtab" fo:margin-left="2.09cm"/>
        </style:list-level-properties>
      </text:list-level-style-number>
      <text:list-level-style-number text:level="3" text:style-name="ListLabel_20_30" style:num-format="i">
        <style:list-level-properties text:list-level-position-and-space-mode="label-alignment">
          <style:list-level-label-alignment text:label-followed-by="listtab" fo:margin-left="3.36cm"/>
        </style:list-level-properties>
      </text:list-level-style-number>
      <text:list-level-style-number text:level="4" text:style-name="ListLabel_20_31" style:num-format="1">
        <style:list-level-properties text:list-level-position-and-space-mode="label-alignment">
          <style:list-level-label-alignment text:label-followed-by="listtab" fo:margin-left="4.63cm"/>
        </style:list-level-properties>
      </text:list-level-style-number>
      <text:list-level-style-number text:level="5" text:style-name="ListLabel_20_32" style:num-format="a" style:num-letter-sync="true">
        <style:list-level-properties text:list-level-position-and-space-mode="label-alignment">
          <style:list-level-label-alignment text:label-followed-by="listtab" fo:margin-left="5.9cm"/>
        </style:list-level-properties>
      </text:list-level-style-number>
      <text:list-level-style-number text:level="6" text:style-name="ListLabel_20_33" style:num-format="i">
        <style:list-level-properties text:list-level-position-and-space-mode="label-alignment">
          <style:list-level-label-alignment text:label-followed-by="listtab" fo:margin-left="7.17cm"/>
        </style:list-level-properties>
      </text:list-level-style-number>
      <text:list-level-style-number text:level="7" text:style-name="ListLabel_20_34" style:num-format="1">
        <style:list-level-properties text:list-level-position-and-space-mode="label-alignment">
          <style:list-level-label-alignment text:label-followed-by="listtab" fo:margin-left="8.44cm"/>
        </style:list-level-properties>
      </text:list-level-style-number>
      <text:list-level-style-number text:level="8" text:style-name="ListLabel_20_35" style:num-format="a" style:num-letter-sync="true">
        <style:list-level-properties text:list-level-position-and-space-mode="label-alignment">
          <style:list-level-label-alignment text:label-followed-by="listtab" fo:margin-left="9.71cm"/>
        </style:list-level-properties>
      </text:list-level-style-number>
      <text:list-level-style-number text:level="9" text:style-name="ListLabel_20_36" style:num-format="i">
        <style:list-level-properties text:list-level-position-and-space-mode="label-alignment">
          <style:list-level-label-alignment text:label-followed-by="listtab" fo:margin-left="10.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format="1">
        <style:list-level-properties text:list-level-position-and-space-mode="label-alignment">
          <style:list-level-label-alignment text:label-followed-by="listtab" fo:margin-left="0.527cm"/>
        </style:list-level-properties>
      </text:list-level-style-number>
      <text:list-level-style-number text:level="2" text:style-name="ListLabel_20_38" style:num-format="a" style:num-letter-sync="true">
        <style:list-level-properties text:list-level-position-and-space-mode="label-alignment">
          <style:list-level-label-alignment text:label-followed-by="listtab" fo:margin-left="2.09cm"/>
        </style:list-level-properties>
      </text:list-level-style-number>
      <text:list-level-style-number text:level="3" text:style-name="ListLabel_20_39" style:num-format="i">
        <style:list-level-properties text:list-level-position-and-space-mode="label-alignment">
          <style:list-level-label-alignment text:label-followed-by="listtab" fo:margin-left="3.36cm"/>
        </style:list-level-properties>
      </text:list-level-style-number>
      <text:list-level-style-number text:level="4" text:style-name="ListLabel_20_40" style:num-format="1">
        <style:list-level-properties text:list-level-position-and-space-mode="label-alignment">
          <style:list-level-label-alignment text:label-followed-by="listtab" fo:margin-left="4.63cm"/>
        </style:list-level-properties>
      </text:list-level-style-number>
      <text:list-level-style-number text:level="5" text:style-name="ListLabel_20_41" style:num-format="a" style:num-letter-sync="true">
        <style:list-level-properties text:list-level-position-and-space-mode="label-alignment">
          <style:list-level-label-alignment text:label-followed-by="listtab" fo:margin-left="5.9cm"/>
        </style:list-level-properties>
      </text:list-level-style-number>
      <text:list-level-style-number text:level="6" text:style-name="ListLabel_20_42" style:num-format="i">
        <style:list-level-properties text:list-level-position-and-space-mode="label-alignment">
          <style:list-level-label-alignment text:label-followed-by="listtab" fo:margin-left="7.17cm"/>
        </style:list-level-properties>
      </text:list-level-style-number>
      <text:list-level-style-number text:level="7" text:style-name="ListLabel_20_43" style:num-format="1">
        <style:list-level-properties text:list-level-position-and-space-mode="label-alignment">
          <style:list-level-label-alignment text:label-followed-by="listtab" fo:margin-left="8.44cm"/>
        </style:list-level-properties>
      </text:list-level-style-number>
      <text:list-level-style-number text:level="8" text:style-name="ListLabel_20_44" style:num-format="a" style:num-letter-sync="true">
        <style:list-level-properties text:list-level-position-and-space-mode="label-alignment">
          <style:list-level-label-alignment text:label-followed-by="listtab" fo:margin-left="9.71cm"/>
        </style:list-level-properties>
      </text:list-level-style-number>
      <text:list-level-style-number text:level="9" text:style-name="ListLabel_20_45" style:num-format="i">
        <style:list-level-properties text:list-level-position-and-space-mode="label-alignment">
          <style:list-level-label-alignment text:label-followed-by="listtab" fo:margin-left="10.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format="1">
        <style:list-level-properties text:list-level-position-and-space-mode="label-alignment">
          <style:list-level-label-alignment text:label-followed-by="listtab" fo:margin-left="0.527cm"/>
        </style:list-level-properties>
      </text:list-level-style-number>
      <text:list-level-style-number text:level="2" text:style-name="ListLabel_20_47" style:num-format="a" style:num-letter-sync="true">
        <style:list-level-properties text:list-level-position-and-space-mode="label-alignment">
          <style:list-level-label-alignment text:label-followed-by="listtab" fo:margin-left="2.09cm"/>
        </style:list-level-properties>
      </text:list-level-style-number>
      <text:list-level-style-number text:level="3" text:style-name="ListLabel_20_48" style:num-format="i">
        <style:list-level-properties text:list-level-position-and-space-mode="label-alignment">
          <style:list-level-label-alignment text:label-followed-by="listtab" fo:margin-left="3.36cm"/>
        </style:list-level-properties>
      </text:list-level-style-number>
      <text:list-level-style-number text:level="4" text:style-name="ListLabel_20_49" style:num-format="1">
        <style:list-level-properties text:list-level-position-and-space-mode="label-alignment">
          <style:list-level-label-alignment text:label-followed-by="listtab" fo:margin-left="4.63cm"/>
        </style:list-level-properties>
      </text:list-level-style-number>
      <text:list-level-style-number text:level="5" text:style-name="ListLabel_20_50" style:num-format="a" style:num-letter-sync="true">
        <style:list-level-properties text:list-level-position-and-space-mode="label-alignment">
          <style:list-level-label-alignment text:label-followed-by="listtab" fo:margin-left="5.9cm"/>
        </style:list-level-properties>
      </text:list-level-style-number>
      <text:list-level-style-number text:level="6" text:style-name="ListLabel_20_51" style:num-format="i">
        <style:list-level-properties text:list-level-position-and-space-mode="label-alignment">
          <style:list-level-label-alignment text:label-followed-by="listtab" fo:margin-left="7.17cm"/>
        </style:list-level-properties>
      </text:list-level-style-number>
      <text:list-level-style-number text:level="7" text:style-name="ListLabel_20_52" style:num-format="1">
        <style:list-level-properties text:list-level-position-and-space-mode="label-alignment">
          <style:list-level-label-alignment text:label-followed-by="listtab" fo:margin-left="8.44cm"/>
        </style:list-level-properties>
      </text:list-level-style-number>
      <text:list-level-style-number text:level="8" text:style-name="ListLabel_20_53" style:num-format="a" style:num-letter-sync="true">
        <style:list-level-properties text:list-level-position-and-space-mode="label-alignment">
          <style:list-level-label-alignment text:label-followed-by="listtab" fo:margin-left="9.71cm"/>
        </style:list-level-properties>
      </text:list-level-style-number>
      <text:list-level-style-number text:level="9" text:style-name="ListLabel_20_54" style:num-format="i">
        <style:list-level-properties text:list-level-position-and-space-mode="label-alignment">
          <style:list-level-label-alignment text:label-followed-by="listtab" fo:margin-left="10.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format="1">
        <style:list-level-properties text:list-level-position-and-space-mode="label-alignment">
          <style:list-level-label-alignment text:label-followed-by="listtab" fo:margin-left="0.527cm"/>
        </style:list-level-properties>
      </text:list-level-style-number>
      <text:list-level-style-number text:level="2" text:style-name="ListLabel_20_56" style:num-format="a" style:num-letter-sync="true">
        <style:list-level-properties text:list-level-position-and-space-mode="label-alignment">
          <style:list-level-label-alignment text:label-followed-by="listtab" fo:margin-left="2.09cm"/>
        </style:list-level-properties>
      </text:list-level-style-number>
      <text:list-level-style-number text:level="3" text:style-name="ListLabel_20_57" style:num-format="i">
        <style:list-level-properties text:list-level-position-and-space-mode="label-alignment">
          <style:list-level-label-alignment text:label-followed-by="listtab" fo:margin-left="3.36cm"/>
        </style:list-level-properties>
      </text:list-level-style-number>
      <text:list-level-style-number text:level="4" text:style-name="ListLabel_20_58" style:num-format="1">
        <style:list-level-properties text:list-level-position-and-space-mode="label-alignment">
          <style:list-level-label-alignment text:label-followed-by="listtab" fo:margin-left="4.63cm"/>
        </style:list-level-properties>
      </text:list-level-style-number>
      <text:list-level-style-number text:level="5" text:style-name="ListLabel_20_59" style:num-format="a" style:num-letter-sync="true">
        <style:list-level-properties text:list-level-position-and-space-mode="label-alignment">
          <style:list-level-label-alignment text:label-followed-by="listtab" fo:margin-left="5.9cm"/>
        </style:list-level-properties>
      </text:list-level-style-number>
      <text:list-level-style-number text:level="6" text:style-name="ListLabel_20_60" style:num-format="i">
        <style:list-level-properties text:list-level-position-and-space-mode="label-alignment">
          <style:list-level-label-alignment text:label-followed-by="listtab" fo:margin-left="7.17cm"/>
        </style:list-level-properties>
      </text:list-level-style-number>
      <text:list-level-style-number text:level="7" text:style-name="ListLabel_20_61" style:num-format="1">
        <style:list-level-properties text:list-level-position-and-space-mode="label-alignment">
          <style:list-level-label-alignment text:label-followed-by="listtab" fo:margin-left="8.44cm"/>
        </style:list-level-properties>
      </text:list-level-style-number>
      <text:list-level-style-number text:level="8" text:style-name="ListLabel_20_62" style:num-format="a" style:num-letter-sync="true">
        <style:list-level-properties text:list-level-position-and-space-mode="label-alignment">
          <style:list-level-label-alignment text:label-followed-by="listtab" fo:margin-left="9.71cm"/>
        </style:list-level-properties>
      </text:list-level-style-number>
      <text:list-level-style-number text:level="9" text:style-name="ListLabel_20_63" style:num-format="i">
        <style:list-level-properties text:list-level-position-and-space-mode="label-alignment">
          <style:list-level-label-alignment text:label-followed-by="listtab" fo:margin-left="10.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style:num-format="1">
        <style:list-level-properties text:list-level-position-and-space-mode="label-alignment">
          <style:list-level-label-alignment text:label-followed-by="listtab" fo:margin-left="0.527cm"/>
        </style:list-level-properties>
      </text:list-level-style-number>
      <text:list-level-style-number text:level="2" text:style-name="ListLabel_20_65" style:num-format="a" style:num-letter-sync="true">
        <style:list-level-properties text:list-level-position-and-space-mode="label-alignment">
          <style:list-level-label-alignment text:label-followed-by="listtab" fo:margin-left="2.09cm"/>
        </style:list-level-properties>
      </text:list-level-style-number>
      <text:list-level-style-number text:level="3" text:style-name="ListLabel_20_66" style:num-format="i">
        <style:list-level-properties text:list-level-position-and-space-mode="label-alignment">
          <style:list-level-label-alignment text:label-followed-by="listtab" fo:margin-left="3.36cm"/>
        </style:list-level-properties>
      </text:list-level-style-number>
      <text:list-level-style-number text:level="4" text:style-name="ListLabel_20_67" style:num-format="1">
        <style:list-level-properties text:list-level-position-and-space-mode="label-alignment">
          <style:list-level-label-alignment text:label-followed-by="listtab" fo:margin-left="4.63cm"/>
        </style:list-level-properties>
      </text:list-level-style-number>
      <text:list-level-style-number text:level="5" text:style-name="ListLabel_20_68" style:num-format="a" style:num-letter-sync="true">
        <style:list-level-properties text:list-level-position-and-space-mode="label-alignment">
          <style:list-level-label-alignment text:label-followed-by="listtab" fo:margin-left="5.9cm"/>
        </style:list-level-properties>
      </text:list-level-style-number>
      <text:list-level-style-number text:level="6" text:style-name="ListLabel_20_69" style:num-format="i">
        <style:list-level-properties text:list-level-position-and-space-mode="label-alignment">
          <style:list-level-label-alignment text:label-followed-by="listtab" fo:margin-left="7.17cm"/>
        </style:list-level-properties>
      </text:list-level-style-number>
      <text:list-level-style-number text:level="7" text:style-name="ListLabel_20_70" style:num-format="1">
        <style:list-level-properties text:list-level-position-and-space-mode="label-alignment">
          <style:list-level-label-alignment text:label-followed-by="listtab" fo:margin-left="8.44cm"/>
        </style:list-level-properties>
      </text:list-level-style-number>
      <text:list-level-style-number text:level="8" text:style-name="ListLabel_20_71" style:num-format="a" style:num-letter-sync="true">
        <style:list-level-properties text:list-level-position-and-space-mode="label-alignment">
          <style:list-level-label-alignment text:label-followed-by="listtab" fo:margin-left="9.71cm"/>
        </style:list-level-properties>
      </text:list-level-style-number>
      <text:list-level-style-number text:level="9" text:style-name="ListLabel_20_72" style:num-format="i">
        <style:list-level-properties text:list-level-position-and-space-mode="label-alignment">
          <style:list-level-label-alignment text:label-followed-by="listtab" fo:margin-left="10.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style:num-format="1">
        <style:list-level-properties text:list-level-position-and-space-mode="label-alignment">
          <style:list-level-label-alignment text:label-followed-by="listtab" fo:margin-left="0.527cm"/>
        </style:list-level-properties>
      </text:list-level-style-number>
      <text:list-level-style-number text:level="2" text:style-name="ListLabel_20_74" style:num-format="a" style:num-letter-sync="true">
        <style:list-level-properties text:list-level-position-and-space-mode="label-alignment">
          <style:list-level-label-alignment text:label-followed-by="listtab" fo:margin-left="2.09cm"/>
        </style:list-level-properties>
      </text:list-level-style-number>
      <text:list-level-style-number text:level="3" text:style-name="ListLabel_20_75" style:num-format="i">
        <style:list-level-properties text:list-level-position-and-space-mode="label-alignment">
          <style:list-level-label-alignment text:label-followed-by="listtab" fo:margin-left="3.36cm"/>
        </style:list-level-properties>
      </text:list-level-style-number>
      <text:list-level-style-number text:level="4" text:style-name="ListLabel_20_76" style:num-format="1">
        <style:list-level-properties text:list-level-position-and-space-mode="label-alignment">
          <style:list-level-label-alignment text:label-followed-by="listtab" fo:margin-left="4.63cm"/>
        </style:list-level-properties>
      </text:list-level-style-number>
      <text:list-level-style-number text:level="5" text:style-name="ListLabel_20_77" style:num-format="a" style:num-letter-sync="true">
        <style:list-level-properties text:list-level-position-and-space-mode="label-alignment">
          <style:list-level-label-alignment text:label-followed-by="listtab" fo:margin-left="5.9cm"/>
        </style:list-level-properties>
      </text:list-level-style-number>
      <text:list-level-style-number text:level="6" text:style-name="ListLabel_20_78" style:num-format="i">
        <style:list-level-properties text:list-level-position-and-space-mode="label-alignment">
          <style:list-level-label-alignment text:label-followed-by="listtab" fo:margin-left="7.17cm"/>
        </style:list-level-properties>
      </text:list-level-style-number>
      <text:list-level-style-number text:level="7" text:style-name="ListLabel_20_79" style:num-format="1">
        <style:list-level-properties text:list-level-position-and-space-mode="label-alignment">
          <style:list-level-label-alignment text:label-followed-by="listtab" fo:margin-left="8.44cm"/>
        </style:list-level-properties>
      </text:list-level-style-number>
      <text:list-level-style-number text:level="8" text:style-name="ListLabel_20_80" style:num-format="a" style:num-letter-sync="true">
        <style:list-level-properties text:list-level-position-and-space-mode="label-alignment">
          <style:list-level-label-alignment text:label-followed-by="listtab" fo:margin-left="9.71cm"/>
        </style:list-level-properties>
      </text:list-level-style-number>
      <text:list-level-style-number text:level="9" text:style-name="ListLabel_20_81" style:num-format="i">
        <style:list-level-properties text:list-level-position-and-space-mode="label-alignment">
          <style:list-level-label-alignment text:label-followed-by="listtab" fo:margin-left="10.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style:num-format="1">
        <style:list-level-properties text:list-level-position-and-space-mode="label-alignment">
          <style:list-level-label-alignment text:label-followed-by="listtab" fo:margin-left="0.527cm"/>
        </style:list-level-properties>
      </text:list-level-style-number>
      <text:list-level-style-number text:level="2" text:style-name="ListLabel_20_83" style:num-format="a" style:num-letter-sync="true">
        <style:list-level-properties text:list-level-position-and-space-mode="label-alignment">
          <style:list-level-label-alignment text:label-followed-by="listtab" fo:margin-left="2.09cm"/>
        </style:list-level-properties>
      </text:list-level-style-number>
      <text:list-level-style-number text:level="3" text:style-name="ListLabel_20_84" style:num-format="i">
        <style:list-level-properties text:list-level-position-and-space-mode="label-alignment">
          <style:list-level-label-alignment text:label-followed-by="listtab" fo:margin-left="3.36cm"/>
        </style:list-level-properties>
      </text:list-level-style-number>
      <text:list-level-style-number text:level="4" text:style-name="ListLabel_20_85" style:num-format="1">
        <style:list-level-properties text:list-level-position-and-space-mode="label-alignment">
          <style:list-level-label-alignment text:label-followed-by="listtab" fo:margin-left="4.63cm"/>
        </style:list-level-properties>
      </text:list-level-style-number>
      <text:list-level-style-number text:level="5" text:style-name="ListLabel_20_86" style:num-format="a" style:num-letter-sync="true">
        <style:list-level-properties text:list-level-position-and-space-mode="label-alignment">
          <style:list-level-label-alignment text:label-followed-by="listtab" fo:margin-left="5.9cm"/>
        </style:list-level-properties>
      </text:list-level-style-number>
      <text:list-level-style-number text:level="6" text:style-name="ListLabel_20_87" style:num-format="i">
        <style:list-level-properties text:list-level-position-and-space-mode="label-alignment">
          <style:list-level-label-alignment text:label-followed-by="listtab" fo:margin-left="7.17cm"/>
        </style:list-level-properties>
      </text:list-level-style-number>
      <text:list-level-style-number text:level="7" text:style-name="ListLabel_20_88" style:num-format="1">
        <style:list-level-properties text:list-level-position-and-space-mode="label-alignment">
          <style:list-level-label-alignment text:label-followed-by="listtab" fo:margin-left="8.44cm"/>
        </style:list-level-properties>
      </text:list-level-style-number>
      <text:list-level-style-number text:level="8" text:style-name="ListLabel_20_89" style:num-format="a" style:num-letter-sync="true">
        <style:list-level-properties text:list-level-position-and-space-mode="label-alignment">
          <style:list-level-label-alignment text:label-followed-by="listtab" fo:margin-left="9.71cm"/>
        </style:list-level-properties>
      </text:list-level-style-number>
      <text:list-level-style-number text:level="9" text:style-name="ListLabel_20_90" style:num-format="i">
        <style:list-level-properties text:list-level-position-and-space-mode="label-alignment">
          <style:list-level-label-alignment text:label-followed-by="listtab" fo:margin-left="10.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style:num-format="1">
        <style:list-level-properties text:list-level-position-and-space-mode="label-alignment">
          <style:list-level-label-alignment text:label-followed-by="listtab" fo:margin-left="0.527cm"/>
        </style:list-level-properties>
      </text:list-level-style-number>
      <text:list-level-style-number text:level="2" text:style-name="ListLabel_20_92" style:num-format="a" style:num-letter-sync="true">
        <style:list-level-properties text:list-level-position-and-space-mode="label-alignment">
          <style:list-level-label-alignment text:label-followed-by="listtab" fo:margin-left="2.09cm"/>
        </style:list-level-properties>
      </text:list-level-style-number>
      <text:list-level-style-number text:level="3" text:style-name="ListLabel_20_93" style:num-format="i">
        <style:list-level-properties text:list-level-position-and-space-mode="label-alignment">
          <style:list-level-label-alignment text:label-followed-by="listtab" fo:margin-left="3.36cm"/>
        </style:list-level-properties>
      </text:list-level-style-number>
      <text:list-level-style-number text:level="4" text:style-name="ListLabel_20_94" style:num-format="1">
        <style:list-level-properties text:list-level-position-and-space-mode="label-alignment">
          <style:list-level-label-alignment text:label-followed-by="listtab" fo:margin-left="4.63cm"/>
        </style:list-level-properties>
      </text:list-level-style-number>
      <text:list-level-style-number text:level="5" text:style-name="ListLabel_20_95" style:num-format="a" style:num-letter-sync="true">
        <style:list-level-properties text:list-level-position-and-space-mode="label-alignment">
          <style:list-level-label-alignment text:label-followed-by="listtab" fo:margin-left="5.9cm"/>
        </style:list-level-properties>
      </text:list-level-style-number>
      <text:list-level-style-number text:level="6" text:style-name="ListLabel_20_96" style:num-format="i">
        <style:list-level-properties text:list-level-position-and-space-mode="label-alignment">
          <style:list-level-label-alignment text:label-followed-by="listtab" fo:margin-left="7.17cm"/>
        </style:list-level-properties>
      </text:list-level-style-number>
      <text:list-level-style-number text:level="7" text:style-name="ListLabel_20_97" style:num-format="1">
        <style:list-level-properties text:list-level-position-and-space-mode="label-alignment">
          <style:list-level-label-alignment text:label-followed-by="listtab" fo:margin-left="8.44cm"/>
        </style:list-level-properties>
      </text:list-level-style-number>
      <text:list-level-style-number text:level="8" text:style-name="ListLabel_20_98" style:num-format="a" style:num-letter-sync="true">
        <style:list-level-properties text:list-level-position-and-space-mode="label-alignment">
          <style:list-level-label-alignment text:label-followed-by="listtab" fo:margin-left="9.71cm"/>
        </style:list-level-properties>
      </text:list-level-style-number>
      <text:list-level-style-number text:level="9" text:style-name="ListLabel_20_99" style:num-format="i">
        <style:list-level-properties text:list-level-position-and-space-mode="label-alignment">
          <style:list-level-label-alignment text:label-followed-by="listtab" fo:margin-left="10.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style:num-format="1">
        <style:list-level-properties text:list-level-position-and-space-mode="label-alignment">
          <style:list-level-label-alignment text:label-followed-by="listtab" fo:margin-left="0.527cm"/>
        </style:list-level-properties>
      </text:list-level-style-number>
      <text:list-level-style-number text:level="2" text:style-name="ListLabel_20_101" style:num-format="a" style:num-letter-sync="true">
        <style:list-level-properties text:list-level-position-and-space-mode="label-alignment">
          <style:list-level-label-alignment text:label-followed-by="listtab" fo:margin-left="2.09cm"/>
        </style:list-level-properties>
      </text:list-level-style-number>
      <text:list-level-style-number text:level="3" text:style-name="ListLabel_20_102" style:num-format="i">
        <style:list-level-properties text:list-level-position-and-space-mode="label-alignment">
          <style:list-level-label-alignment text:label-followed-by="listtab" fo:margin-left="3.36cm"/>
        </style:list-level-properties>
      </text:list-level-style-number>
      <text:list-level-style-number text:level="4" text:style-name="ListLabel_20_103" style:num-format="1">
        <style:list-level-properties text:list-level-position-and-space-mode="label-alignment">
          <style:list-level-label-alignment text:label-followed-by="listtab" fo:margin-left="4.63cm"/>
        </style:list-level-properties>
      </text:list-level-style-number>
      <text:list-level-style-number text:level="5" text:style-name="ListLabel_20_104" style:num-format="a" style:num-letter-sync="true">
        <style:list-level-properties text:list-level-position-and-space-mode="label-alignment">
          <style:list-level-label-alignment text:label-followed-by="listtab" fo:margin-left="5.9cm"/>
        </style:list-level-properties>
      </text:list-level-style-number>
      <text:list-level-style-number text:level="6" text:style-name="ListLabel_20_105" style:num-format="i">
        <style:list-level-properties text:list-level-position-and-space-mode="label-alignment">
          <style:list-level-label-alignment text:label-followed-by="listtab" fo:margin-left="7.17cm"/>
        </style:list-level-properties>
      </text:list-level-style-number>
      <text:list-level-style-number text:level="7" text:style-name="ListLabel_20_106" style:num-format="1">
        <style:list-level-properties text:list-level-position-and-space-mode="label-alignment">
          <style:list-level-label-alignment text:label-followed-by="listtab" fo:margin-left="8.44cm"/>
        </style:list-level-properties>
      </text:list-level-style-number>
      <text:list-level-style-number text:level="8" text:style-name="ListLabel_20_107" style:num-format="a" style:num-letter-sync="true">
        <style:list-level-properties text:list-level-position-and-space-mode="label-alignment">
          <style:list-level-label-alignment text:label-followed-by="listtab" fo:margin-left="9.71cm"/>
        </style:list-level-properties>
      </text:list-level-style-number>
      <text:list-level-style-number text:level="9" text:style-name="ListLabel_20_108" style:num-format="i">
        <style:list-level-properties text:list-level-position-and-space-mode="label-alignment">
          <style:list-level-label-alignment text:label-followed-by="listtab" fo:margin-left="10.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style:num-format="1">
        <style:list-level-properties text:list-level-position-and-space-mode="label-alignment">
          <style:list-level-label-alignment text:label-followed-by="listtab" fo:margin-left="0.527cm"/>
        </style:list-level-properties>
      </text:list-level-style-number>
      <text:list-level-style-number text:level="2" text:style-name="ListLabel_20_110" style:num-format="a" style:num-letter-sync="true">
        <style:list-level-properties text:list-level-position-and-space-mode="label-alignment">
          <style:list-level-label-alignment text:label-followed-by="listtab" fo:margin-left="2.09cm"/>
        </style:list-level-properties>
      </text:list-level-style-number>
      <text:list-level-style-number text:level="3" text:style-name="ListLabel_20_111" style:num-format="i">
        <style:list-level-properties text:list-level-position-and-space-mode="label-alignment">
          <style:list-level-label-alignment text:label-followed-by="listtab" fo:margin-left="3.36cm"/>
        </style:list-level-properties>
      </text:list-level-style-number>
      <text:list-level-style-number text:level="4" text:style-name="ListLabel_20_112" style:num-format="1">
        <style:list-level-properties text:list-level-position-and-space-mode="label-alignment">
          <style:list-level-label-alignment text:label-followed-by="listtab" fo:margin-left="4.63cm"/>
        </style:list-level-properties>
      </text:list-level-style-number>
      <text:list-level-style-number text:level="5" text:style-name="ListLabel_20_113" style:num-format="a" style:num-letter-sync="true">
        <style:list-level-properties text:list-level-position-and-space-mode="label-alignment">
          <style:list-level-label-alignment text:label-followed-by="listtab" fo:margin-left="5.9cm"/>
        </style:list-level-properties>
      </text:list-level-style-number>
      <text:list-level-style-number text:level="6" text:style-name="ListLabel_20_114" style:num-format="i">
        <style:list-level-properties text:list-level-position-and-space-mode="label-alignment">
          <style:list-level-label-alignment text:label-followed-by="listtab" fo:margin-left="7.17cm"/>
        </style:list-level-properties>
      </text:list-level-style-number>
      <text:list-level-style-number text:level="7" text:style-name="ListLabel_20_115" style:num-format="1">
        <style:list-level-properties text:list-level-position-and-space-mode="label-alignment">
          <style:list-level-label-alignment text:label-followed-by="listtab" fo:margin-left="8.44cm"/>
        </style:list-level-properties>
      </text:list-level-style-number>
      <text:list-level-style-number text:level="8" text:style-name="ListLabel_20_116" style:num-format="a" style:num-letter-sync="true">
        <style:list-level-properties text:list-level-position-and-space-mode="label-alignment">
          <style:list-level-label-alignment text:label-followed-by="listtab" fo:margin-left="9.71cm"/>
        </style:list-level-properties>
      </text:list-level-style-number>
      <text:list-level-style-number text:level="9" text:style-name="ListLabel_20_117" style:num-format="i">
        <style:list-level-properties text:list-level-position-and-space-mode="label-alignment">
          <style:list-level-label-alignment text:label-followed-by="listtab" fo:margin-left="10.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style:num-format="1">
        <style:list-level-properties text:list-level-position-and-space-mode="label-alignment">
          <style:list-level-label-alignment text:label-followed-by="listtab" fo:margin-left="0.527cm"/>
        </style:list-level-properties>
      </text:list-level-style-number>
      <text:list-level-style-number text:level="2" text:style-name="ListLabel_20_119" style:num-format="a" style:num-letter-sync="true">
        <style:list-level-properties text:list-level-position-and-space-mode="label-alignment">
          <style:list-level-label-alignment text:label-followed-by="listtab" fo:margin-left="2.09cm"/>
        </style:list-level-properties>
      </text:list-level-style-number>
      <text:list-level-style-number text:level="3" text:style-name="ListLabel_20_120" style:num-format="i">
        <style:list-level-properties text:list-level-position-and-space-mode="label-alignment">
          <style:list-level-label-alignment text:label-followed-by="listtab" fo:margin-left="3.36cm"/>
        </style:list-level-properties>
      </text:list-level-style-number>
      <text:list-level-style-number text:level="4" text:style-name="ListLabel_20_121" style:num-format="1">
        <style:list-level-properties text:list-level-position-and-space-mode="label-alignment">
          <style:list-level-label-alignment text:label-followed-by="listtab" fo:margin-left="4.63cm"/>
        </style:list-level-properties>
      </text:list-level-style-number>
      <text:list-level-style-number text:level="5" text:style-name="ListLabel_20_122" style:num-format="a" style:num-letter-sync="true">
        <style:list-level-properties text:list-level-position-and-space-mode="label-alignment">
          <style:list-level-label-alignment text:label-followed-by="listtab" fo:margin-left="5.9cm"/>
        </style:list-level-properties>
      </text:list-level-style-number>
      <text:list-level-style-number text:level="6" text:style-name="ListLabel_20_123" style:num-format="i">
        <style:list-level-properties text:list-level-position-and-space-mode="label-alignment">
          <style:list-level-label-alignment text:label-followed-by="listtab" fo:margin-left="7.17cm"/>
        </style:list-level-properties>
      </text:list-level-style-number>
      <text:list-level-style-number text:level="7" text:style-name="ListLabel_20_124" style:num-format="1">
        <style:list-level-properties text:list-level-position-and-space-mode="label-alignment">
          <style:list-level-label-alignment text:label-followed-by="listtab" fo:margin-left="8.44cm"/>
        </style:list-level-properties>
      </text:list-level-style-number>
      <text:list-level-style-number text:level="8" text:style-name="ListLabel_20_125" style:num-format="a" style:num-letter-sync="true">
        <style:list-level-properties text:list-level-position-and-space-mode="label-alignment">
          <style:list-level-label-alignment text:label-followed-by="listtab" fo:margin-left="9.71cm"/>
        </style:list-level-properties>
      </text:list-level-style-number>
      <text:list-level-style-number text:level="9" text:style-name="ListLabel_20_126" style:num-format="i">
        <style:list-level-properties text:list-level-position-and-space-mode="label-alignment">
          <style:list-level-label-alignment text:label-followed-by="listtab" fo:margin-left="10.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style:num-format="1">
        <style:list-level-properties text:list-level-position-and-space-mode="label-alignment">
          <style:list-level-label-alignment text:label-followed-by="listtab" fo:margin-left="0.527cm"/>
        </style:list-level-properties>
      </text:list-level-style-number>
      <text:list-level-style-number text:level="2" text:style-name="ListLabel_20_128" style:num-format="a" style:num-letter-sync="true">
        <style:list-level-properties text:list-level-position-and-space-mode="label-alignment">
          <style:list-level-label-alignment text:label-followed-by="listtab" fo:margin-left="2.09cm"/>
        </style:list-level-properties>
      </text:list-level-style-number>
      <text:list-level-style-number text:level="3" text:style-name="ListLabel_20_129" style:num-format="i">
        <style:list-level-properties text:list-level-position-and-space-mode="label-alignment">
          <style:list-level-label-alignment text:label-followed-by="listtab" fo:margin-left="3.36cm"/>
        </style:list-level-properties>
      </text:list-level-style-number>
      <text:list-level-style-number text:level="4" text:style-name="ListLabel_20_130" style:num-format="1">
        <style:list-level-properties text:list-level-position-and-space-mode="label-alignment">
          <style:list-level-label-alignment text:label-followed-by="listtab" fo:margin-left="4.63cm"/>
        </style:list-level-properties>
      </text:list-level-style-number>
      <text:list-level-style-number text:level="5" text:style-name="ListLabel_20_131" style:num-format="a" style:num-letter-sync="true">
        <style:list-level-properties text:list-level-position-and-space-mode="label-alignment">
          <style:list-level-label-alignment text:label-followed-by="listtab" fo:margin-left="5.9cm"/>
        </style:list-level-properties>
      </text:list-level-style-number>
      <text:list-level-style-number text:level="6" text:style-name="ListLabel_20_132" style:num-format="i">
        <style:list-level-properties text:list-level-position-and-space-mode="label-alignment">
          <style:list-level-label-alignment text:label-followed-by="listtab" fo:margin-left="7.17cm"/>
        </style:list-level-properties>
      </text:list-level-style-number>
      <text:list-level-style-number text:level="7" text:style-name="ListLabel_20_133" style:num-format="1">
        <style:list-level-properties text:list-level-position-and-space-mode="label-alignment">
          <style:list-level-label-alignment text:label-followed-by="listtab" fo:margin-left="8.44cm"/>
        </style:list-level-properties>
      </text:list-level-style-number>
      <text:list-level-style-number text:level="8" text:style-name="ListLabel_20_134" style:num-format="a" style:num-letter-sync="true">
        <style:list-level-properties text:list-level-position-and-space-mode="label-alignment">
          <style:list-level-label-alignment text:label-followed-by="listtab" fo:margin-left="9.71cm"/>
        </style:list-level-properties>
      </text:list-level-style-number>
      <text:list-level-style-number text:level="9" text:style-name="ListLabel_20_135" style:num-format="i">
        <style:list-level-properties text:list-level-position-and-space-mode="label-alignment">
          <style:list-level-label-alignment text:label-followed-by="listtab" fo:margin-left="10.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style:num-format="1">
        <style:list-level-properties text:list-level-position-and-space-mode="label-alignment">
          <style:list-level-label-alignment text:label-followed-by="listtab" fo:margin-left="0.527cm"/>
        </style:list-level-properties>
      </text:list-level-style-number>
      <text:list-level-style-number text:level="2" text:style-name="ListLabel_20_137" style:num-format="a" style:num-letter-sync="true">
        <style:list-level-properties text:list-level-position-and-space-mode="label-alignment">
          <style:list-level-label-alignment text:label-followed-by="listtab" fo:margin-left="2.09cm"/>
        </style:list-level-properties>
      </text:list-level-style-number>
      <text:list-level-style-number text:level="3" text:style-name="ListLabel_20_138" style:num-format="i">
        <style:list-level-properties text:list-level-position-and-space-mode="label-alignment">
          <style:list-level-label-alignment text:label-followed-by="listtab" fo:margin-left="3.36cm"/>
        </style:list-level-properties>
      </text:list-level-style-number>
      <text:list-level-style-number text:level="4" text:style-name="ListLabel_20_139" style:num-format="1">
        <style:list-level-properties text:list-level-position-and-space-mode="label-alignment">
          <style:list-level-label-alignment text:label-followed-by="listtab" fo:margin-left="4.63cm"/>
        </style:list-level-properties>
      </text:list-level-style-number>
      <text:list-level-style-number text:level="5" text:style-name="ListLabel_20_140" style:num-format="a" style:num-letter-sync="true">
        <style:list-level-properties text:list-level-position-and-space-mode="label-alignment">
          <style:list-level-label-alignment text:label-followed-by="listtab" fo:margin-left="5.9cm"/>
        </style:list-level-properties>
      </text:list-level-style-number>
      <text:list-level-style-number text:level="6" text:style-name="ListLabel_20_141" style:num-format="i">
        <style:list-level-properties text:list-level-position-and-space-mode="label-alignment">
          <style:list-level-label-alignment text:label-followed-by="listtab" fo:margin-left="7.17cm"/>
        </style:list-level-properties>
      </text:list-level-style-number>
      <text:list-level-style-number text:level="7" text:style-name="ListLabel_20_142" style:num-format="1">
        <style:list-level-properties text:list-level-position-and-space-mode="label-alignment">
          <style:list-level-label-alignment text:label-followed-by="listtab" fo:margin-left="8.44cm"/>
        </style:list-level-properties>
      </text:list-level-style-number>
      <text:list-level-style-number text:level="8" text:style-name="ListLabel_20_143" style:num-format="a" style:num-letter-sync="true">
        <style:list-level-properties text:list-level-position-and-space-mode="label-alignment">
          <style:list-level-label-alignment text:label-followed-by="listtab" fo:margin-left="9.71cm"/>
        </style:list-level-properties>
      </text:list-level-style-number>
      <text:list-level-style-number text:level="9" text:style-name="ListLabel_20_144" style:num-format="i">
        <style:list-level-properties text:list-level-position-and-space-mode="label-alignment">
          <style:list-level-label-alignment text:label-followed-by="listtab" fo:margin-left="10.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style:num-format="1">
        <style:list-level-properties text:list-level-position-and-space-mode="label-alignment">
          <style:list-level-label-alignment text:label-followed-by="listtab" fo:margin-left="0.527cm"/>
        </style:list-level-properties>
      </text:list-level-style-number>
      <text:list-level-style-number text:level="2" text:style-name="ListLabel_20_146" style:num-format="a" style:num-letter-sync="true">
        <style:list-level-properties text:list-level-position-and-space-mode="label-alignment">
          <style:list-level-label-alignment text:label-followed-by="listtab" fo:margin-left="2.09cm"/>
        </style:list-level-properties>
      </text:list-level-style-number>
      <text:list-level-style-number text:level="3" text:style-name="ListLabel_20_147" style:num-format="i">
        <style:list-level-properties text:list-level-position-and-space-mode="label-alignment">
          <style:list-level-label-alignment text:label-followed-by="listtab" fo:margin-left="3.36cm"/>
        </style:list-level-properties>
      </text:list-level-style-number>
      <text:list-level-style-number text:level="4" text:style-name="ListLabel_20_148" style:num-format="1">
        <style:list-level-properties text:list-level-position-and-space-mode="label-alignment">
          <style:list-level-label-alignment text:label-followed-by="listtab" fo:margin-left="4.63cm"/>
        </style:list-level-properties>
      </text:list-level-style-number>
      <text:list-level-style-number text:level="5" text:style-name="ListLabel_20_149" style:num-format="a" style:num-letter-sync="true">
        <style:list-level-properties text:list-level-position-and-space-mode="label-alignment">
          <style:list-level-label-alignment text:label-followed-by="listtab" fo:margin-left="5.9cm"/>
        </style:list-level-properties>
      </text:list-level-style-number>
      <text:list-level-style-number text:level="6" text:style-name="ListLabel_20_150" style:num-format="i">
        <style:list-level-properties text:list-level-position-and-space-mode="label-alignment">
          <style:list-level-label-alignment text:label-followed-by="listtab" fo:margin-left="7.17cm"/>
        </style:list-level-properties>
      </text:list-level-style-number>
      <text:list-level-style-number text:level="7" text:style-name="ListLabel_20_151" style:num-format="1">
        <style:list-level-properties text:list-level-position-and-space-mode="label-alignment">
          <style:list-level-label-alignment text:label-followed-by="listtab" fo:margin-left="8.44cm"/>
        </style:list-level-properties>
      </text:list-level-style-number>
      <text:list-level-style-number text:level="8" text:style-name="ListLabel_20_152" style:num-format="a" style:num-letter-sync="true">
        <style:list-level-properties text:list-level-position-and-space-mode="label-alignment">
          <style:list-level-label-alignment text:label-followed-by="listtab" fo:margin-left="9.71cm"/>
        </style:list-level-properties>
      </text:list-level-style-number>
      <text:list-level-style-number text:level="9" text:style-name="ListLabel_20_153" style:num-format="i">
        <style:list-level-properties text:list-level-position-and-space-mode="label-alignment">
          <style:list-level-label-alignment text:label-followed-by="listtab" fo:margin-left="10.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style:num-format="1">
        <style:list-level-properties text:list-level-position-and-space-mode="label-alignment">
          <style:list-level-label-alignment text:label-followed-by="listtab" fo:margin-left="0.527cm"/>
        </style:list-level-properties>
      </text:list-level-style-number>
      <text:list-level-style-number text:level="2" text:style-name="ListLabel_20_155" style:num-format="a" style:num-letter-sync="true">
        <style:list-level-properties text:list-level-position-and-space-mode="label-alignment">
          <style:list-level-label-alignment text:label-followed-by="listtab" fo:margin-left="2.09cm"/>
        </style:list-level-properties>
      </text:list-level-style-number>
      <text:list-level-style-number text:level="3" text:style-name="ListLabel_20_156" style:num-format="i">
        <style:list-level-properties text:list-level-position-and-space-mode="label-alignment">
          <style:list-level-label-alignment text:label-followed-by="listtab" fo:margin-left="3.36cm"/>
        </style:list-level-properties>
      </text:list-level-style-number>
      <text:list-level-style-number text:level="4" text:style-name="ListLabel_20_157" style:num-format="1">
        <style:list-level-properties text:list-level-position-and-space-mode="label-alignment">
          <style:list-level-label-alignment text:label-followed-by="listtab" fo:margin-left="4.63cm"/>
        </style:list-level-properties>
      </text:list-level-style-number>
      <text:list-level-style-number text:level="5" text:style-name="ListLabel_20_158" style:num-format="a" style:num-letter-sync="true">
        <style:list-level-properties text:list-level-position-and-space-mode="label-alignment">
          <style:list-level-label-alignment text:label-followed-by="listtab" fo:margin-left="5.9cm"/>
        </style:list-level-properties>
      </text:list-level-style-number>
      <text:list-level-style-number text:level="6" text:style-name="ListLabel_20_159" style:num-format="i">
        <style:list-level-properties text:list-level-position-and-space-mode="label-alignment">
          <style:list-level-label-alignment text:label-followed-by="listtab" fo:margin-left="7.17cm"/>
        </style:list-level-properties>
      </text:list-level-style-number>
      <text:list-level-style-number text:level="7" text:style-name="ListLabel_20_160" style:num-format="1">
        <style:list-level-properties text:list-level-position-and-space-mode="label-alignment">
          <style:list-level-label-alignment text:label-followed-by="listtab" fo:margin-left="8.44cm"/>
        </style:list-level-properties>
      </text:list-level-style-number>
      <text:list-level-style-number text:level="8" text:style-name="ListLabel_20_161" style:num-format="a" style:num-letter-sync="true">
        <style:list-level-properties text:list-level-position-and-space-mode="label-alignment">
          <style:list-level-label-alignment text:label-followed-by="listtab" fo:margin-left="9.71cm"/>
        </style:list-level-properties>
      </text:list-level-style-number>
      <text:list-level-style-number text:level="9" text:style-name="ListLabel_20_162" style:num-format="i">
        <style:list-level-properties text:list-level-position-and-space-mode="label-alignment">
          <style:list-level-label-alignment text:label-followed-by="listtab" fo:margin-left="10.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style:num-format="1">
        <style:list-level-properties text:list-level-position-and-space-mode="label-alignment">
          <style:list-level-label-alignment text:label-followed-by="listtab" fo:margin-left="0.527cm"/>
        </style:list-level-properties>
      </text:list-level-style-number>
      <text:list-level-style-number text:level="2" text:style-name="ListLabel_20_164" style:num-format="a" style:num-letter-sync="true">
        <style:list-level-properties text:list-level-position-and-space-mode="label-alignment">
          <style:list-level-label-alignment text:label-followed-by="listtab" fo:margin-left="2.09cm"/>
        </style:list-level-properties>
      </text:list-level-style-number>
      <text:list-level-style-number text:level="3" text:style-name="ListLabel_20_165" style:num-format="i">
        <style:list-level-properties text:list-level-position-and-space-mode="label-alignment">
          <style:list-level-label-alignment text:label-followed-by="listtab" fo:margin-left="3.36cm"/>
        </style:list-level-properties>
      </text:list-level-style-number>
      <text:list-level-style-number text:level="4" text:style-name="ListLabel_20_166" style:num-format="1">
        <style:list-level-properties text:list-level-position-and-space-mode="label-alignment">
          <style:list-level-label-alignment text:label-followed-by="listtab" fo:margin-left="4.63cm"/>
        </style:list-level-properties>
      </text:list-level-style-number>
      <text:list-level-style-number text:level="5" text:style-name="ListLabel_20_167" style:num-format="a" style:num-letter-sync="true">
        <style:list-level-properties text:list-level-position-and-space-mode="label-alignment">
          <style:list-level-label-alignment text:label-followed-by="listtab" fo:margin-left="5.9cm"/>
        </style:list-level-properties>
      </text:list-level-style-number>
      <text:list-level-style-number text:level="6" text:style-name="ListLabel_20_168" style:num-format="i">
        <style:list-level-properties text:list-level-position-and-space-mode="label-alignment">
          <style:list-level-label-alignment text:label-followed-by="listtab" fo:margin-left="7.17cm"/>
        </style:list-level-properties>
      </text:list-level-style-number>
      <text:list-level-style-number text:level="7" text:style-name="ListLabel_20_169" style:num-format="1">
        <style:list-level-properties text:list-level-position-and-space-mode="label-alignment">
          <style:list-level-label-alignment text:label-followed-by="listtab" fo:margin-left="8.44cm"/>
        </style:list-level-properties>
      </text:list-level-style-number>
      <text:list-level-style-number text:level="8" text:style-name="ListLabel_20_170" style:num-format="a" style:num-letter-sync="true">
        <style:list-level-properties text:list-level-position-and-space-mode="label-alignment">
          <style:list-level-label-alignment text:label-followed-by="listtab" fo:margin-left="9.71cm"/>
        </style:list-level-properties>
      </text:list-level-style-number>
      <text:list-level-style-number text:level="9" text:style-name="ListLabel_20_171" style:num-format="i">
        <style:list-level-properties text:list-level-position-and-space-mode="label-alignment">
          <style:list-level-label-alignment text:label-followed-by="listtab" fo:margin-left="10.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style:num-format="1">
        <style:list-level-properties text:list-level-position-and-space-mode="label-alignment">
          <style:list-level-label-alignment text:label-followed-by="listtab" fo:margin-left="0.527cm"/>
        </style:list-level-properties>
      </text:list-level-style-number>
      <text:list-level-style-number text:level="2" text:style-name="ListLabel_20_173" style:num-format="a" style:num-letter-sync="true">
        <style:list-level-properties text:list-level-position-and-space-mode="label-alignment">
          <style:list-level-label-alignment text:label-followed-by="listtab" fo:margin-left="2.09cm"/>
        </style:list-level-properties>
      </text:list-level-style-number>
      <text:list-level-style-number text:level="3" text:style-name="ListLabel_20_174" style:num-format="i">
        <style:list-level-properties text:list-level-position-and-space-mode="label-alignment">
          <style:list-level-label-alignment text:label-followed-by="listtab" fo:margin-left="3.36cm"/>
        </style:list-level-properties>
      </text:list-level-style-number>
      <text:list-level-style-number text:level="4" text:style-name="ListLabel_20_175" style:num-format="1">
        <style:list-level-properties text:list-level-position-and-space-mode="label-alignment">
          <style:list-level-label-alignment text:label-followed-by="listtab" fo:margin-left="4.63cm"/>
        </style:list-level-properties>
      </text:list-level-style-number>
      <text:list-level-style-number text:level="5" text:style-name="ListLabel_20_176" style:num-format="a" style:num-letter-sync="true">
        <style:list-level-properties text:list-level-position-and-space-mode="label-alignment">
          <style:list-level-label-alignment text:label-followed-by="listtab" fo:margin-left="5.9cm"/>
        </style:list-level-properties>
      </text:list-level-style-number>
      <text:list-level-style-number text:level="6" text:style-name="ListLabel_20_177" style:num-format="i">
        <style:list-level-properties text:list-level-position-and-space-mode="label-alignment">
          <style:list-level-label-alignment text:label-followed-by="listtab" fo:margin-left="7.17cm"/>
        </style:list-level-properties>
      </text:list-level-style-number>
      <text:list-level-style-number text:level="7" text:style-name="ListLabel_20_178" style:num-format="1">
        <style:list-level-properties text:list-level-position-and-space-mode="label-alignment">
          <style:list-level-label-alignment text:label-followed-by="listtab" fo:margin-left="8.44cm"/>
        </style:list-level-properties>
      </text:list-level-style-number>
      <text:list-level-style-number text:level="8" text:style-name="ListLabel_20_179" style:num-format="a" style:num-letter-sync="true">
        <style:list-level-properties text:list-level-position-and-space-mode="label-alignment">
          <style:list-level-label-alignment text:label-followed-by="listtab" fo:margin-left="9.71cm"/>
        </style:list-level-properties>
      </text:list-level-style-number>
      <text:list-level-style-number text:level="9" text:style-name="ListLabel_20_180" style:num-format="i">
        <style:list-level-properties text:list-level-position-and-space-mode="label-alignment">
          <style:list-level-label-alignment text:label-followed-by="listtab" fo:margin-left="10.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style:num-format="1">
        <style:list-level-properties text:list-level-position-and-space-mode="label-alignment">
          <style:list-level-label-alignment text:label-followed-by="listtab" fo:margin-left="0.527cm"/>
        </style:list-level-properties>
      </text:list-level-style-number>
      <text:list-level-style-number text:level="2" text:style-name="ListLabel_20_182" style:num-format="a" style:num-letter-sync="true">
        <style:list-level-properties text:list-level-position-and-space-mode="label-alignment">
          <style:list-level-label-alignment text:label-followed-by="listtab" fo:margin-left="2.09cm"/>
        </style:list-level-properties>
      </text:list-level-style-number>
      <text:list-level-style-number text:level="3" text:style-name="ListLabel_20_183" style:num-format="i">
        <style:list-level-properties text:list-level-position-and-space-mode="label-alignment">
          <style:list-level-label-alignment text:label-followed-by="listtab" fo:margin-left="3.36cm"/>
        </style:list-level-properties>
      </text:list-level-style-number>
      <text:list-level-style-number text:level="4" text:style-name="ListLabel_20_184" style:num-format="1">
        <style:list-level-properties text:list-level-position-and-space-mode="label-alignment">
          <style:list-level-label-alignment text:label-followed-by="listtab" fo:margin-left="4.63cm"/>
        </style:list-level-properties>
      </text:list-level-style-number>
      <text:list-level-style-number text:level="5" text:style-name="ListLabel_20_185" style:num-format="a" style:num-letter-sync="true">
        <style:list-level-properties text:list-level-position-and-space-mode="label-alignment">
          <style:list-level-label-alignment text:label-followed-by="listtab" fo:margin-left="5.9cm"/>
        </style:list-level-properties>
      </text:list-level-style-number>
      <text:list-level-style-number text:level="6" text:style-name="ListLabel_20_186" style:num-format="i">
        <style:list-level-properties text:list-level-position-and-space-mode="label-alignment">
          <style:list-level-label-alignment text:label-followed-by="listtab" fo:margin-left="7.17cm"/>
        </style:list-level-properties>
      </text:list-level-style-number>
      <text:list-level-style-number text:level="7" text:style-name="ListLabel_20_187" style:num-format="1">
        <style:list-level-properties text:list-level-position-and-space-mode="label-alignment">
          <style:list-level-label-alignment text:label-followed-by="listtab" fo:margin-left="8.44cm"/>
        </style:list-level-properties>
      </text:list-level-style-number>
      <text:list-level-style-number text:level="8" text:style-name="ListLabel_20_188" style:num-format="a" style:num-letter-sync="true">
        <style:list-level-properties text:list-level-position-and-space-mode="label-alignment">
          <style:list-level-label-alignment text:label-followed-by="listtab" fo:margin-left="9.71cm"/>
        </style:list-level-properties>
      </text:list-level-style-number>
      <text:list-level-style-number text:level="9" text:style-name="ListLabel_20_189" style:num-format="i">
        <style:list-level-properties text:list-level-position-and-space-mode="label-alignment">
          <style:list-level-label-alignment text:label-followed-by="listtab" fo:margin-left="10.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style:num-format="1">
        <style:list-level-properties text:list-level-position-and-space-mode="label-alignment">
          <style:list-level-label-alignment text:label-followed-by="listtab" fo:margin-left="0.527cm"/>
        </style:list-level-properties>
      </text:list-level-style-number>
      <text:list-level-style-number text:level="2" text:style-name="ListLabel_20_191" style:num-format="a" style:num-letter-sync="true">
        <style:list-level-properties text:list-level-position-and-space-mode="label-alignment">
          <style:list-level-label-alignment text:label-followed-by="listtab" fo:margin-left="2.09cm"/>
        </style:list-level-properties>
      </text:list-level-style-number>
      <text:list-level-style-number text:level="3" text:style-name="ListLabel_20_192" style:num-format="i">
        <style:list-level-properties text:list-level-position-and-space-mode="label-alignment">
          <style:list-level-label-alignment text:label-followed-by="listtab" fo:margin-left="3.36cm"/>
        </style:list-level-properties>
      </text:list-level-style-number>
      <text:list-level-style-number text:level="4" text:style-name="ListLabel_20_193" style:num-format="1">
        <style:list-level-properties text:list-level-position-and-space-mode="label-alignment">
          <style:list-level-label-alignment text:label-followed-by="listtab" fo:margin-left="4.63cm"/>
        </style:list-level-properties>
      </text:list-level-style-number>
      <text:list-level-style-number text:level="5" text:style-name="ListLabel_20_194" style:num-format="a" style:num-letter-sync="true">
        <style:list-level-properties text:list-level-position-and-space-mode="label-alignment">
          <style:list-level-label-alignment text:label-followed-by="listtab" fo:margin-left="5.9cm"/>
        </style:list-level-properties>
      </text:list-level-style-number>
      <text:list-level-style-number text:level="6" text:style-name="ListLabel_20_195" style:num-format="i">
        <style:list-level-properties text:list-level-position-and-space-mode="label-alignment">
          <style:list-level-label-alignment text:label-followed-by="listtab" fo:margin-left="7.17cm"/>
        </style:list-level-properties>
      </text:list-level-style-number>
      <text:list-level-style-number text:level="7" text:style-name="ListLabel_20_196" style:num-format="1">
        <style:list-level-properties text:list-level-position-and-space-mode="label-alignment">
          <style:list-level-label-alignment text:label-followed-by="listtab" fo:margin-left="8.44cm"/>
        </style:list-level-properties>
      </text:list-level-style-number>
      <text:list-level-style-number text:level="8" text:style-name="ListLabel_20_197" style:num-format="a" style:num-letter-sync="true">
        <style:list-level-properties text:list-level-position-and-space-mode="label-alignment">
          <style:list-level-label-alignment text:label-followed-by="listtab" fo:margin-left="9.71cm"/>
        </style:list-level-properties>
      </text:list-level-style-number>
      <text:list-level-style-number text:level="9" text:style-name="ListLabel_20_198" style:num-format="i">
        <style:list-level-properties text:list-level-position-and-space-mode="label-alignment">
          <style:list-level-label-alignment text:label-followed-by="listtab" fo:margin-left="10.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1.713cm" fo:margin-top="0cm" fo:margin-bottom="0cm" loext:contextual-spacing="false" fo:line-height="108%" fo:text-align="center" style:justify-single-word="false" fo:text-indent="0cm" style:auto-text-indent="false"/>
    </style:style>
    <style:style style:name="MT1" style:family="text">
      <style:text-properties style:font-name="Cambria" style:font-name-asian="Cambria1" style:font-name-complex="Cambria1"/>
    </style:style>
    <style:page-layout style:name="Mpm1">
      <style:page-layout-properties fo:page-width="21.001cm" fo:page-height="29.7cm" style:num-format="1" style:print-orientation="portrait" fo:margin-top="2.637cm" fo:margin-bottom="1.378cm" fo:margin-left="2.499cm" fo:margin-right="0.51cm" style:writing-mode="lr-tb" style:layout-grid-color="#c0c0c0" style:layout-grid-lines="24629" style:layout-grid-base-height="0.176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057cm" fo:margin-left="0cm" fo:margin-right="0cm" fo:margin-top="0.956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page-number text:select-page="current">10</text:page-number></text:span></text:p>
      </style:footer>
    </style:master-page>
    <style:master-page style:name="First_20_Page" style:display-name="First Page" style:page-layout-name="Mpm2" style:next-style-name="Standard">
      <style:footer>
        <text:p text:style-name="MP1"><text:span text:style-name="MT1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ru sharan</meta:initial-creator>
    <meta:editing-cycles>3</meta:editing-cycles>
    <meta:creation-date>2020-04-14T07:20:00</meta:creation-date>
    <dc:date>2020-04-14T13:51:42.008712456</dc:date>
    <meta:editing-duration>PT12M54S</meta:editing-duration>
    <meta:generator>LibreOffice/6.0.7.3$Linux_X86_64 LibreOffice_project/00m0$Build-3</meta:generator>
    <meta:document-statistic meta:table-count="1" meta:image-count="0" meta:object-count="0" meta:page-count="10" meta:paragraph-count="320" meta:word-count="1595" meta:character-count="10646" meta:non-whitespace-character-count="938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